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1.52902899436153" calcext:value-type="float">
            <text:p>-1.52902899436153</text:p>
          </table:table-cell>
          <table:table-cell office:value-type="float" office:value="-2.25716959064295" calcext:value-type="float">
            <text:p>-2.25716959064295</text:p>
          </table:table-cell>
          <table:table-cell office:value-type="float" office:value="-0.707020820211091" calcext:value-type="float">
            <text:p>-0.707020820211091</text:p>
          </table:table-cell>
          <table:table-cell office:value-type="float" office:value="0" calcext:value-type="float">
            <text:p>0</text:p>
          </table:table-cell>
          <table:table-cell office:value-type="float" office:value="-0.707020820211091" calcext:value-type="float">
            <text:p>-0.707020820211091</text:p>
          </table:table-cell>
          <table:table-cell office:value-type="float" office:value="-0.149750850462382" calcext:value-type="float">
            <text:p>-0.149750850462382</text:p>
          </table:table-cell>
          <table:table-cell office:value-type="float" office:value="-0.0175242609709275" calcext:value-type="float">
            <text:p>-0.017524260970928</text:p>
          </table:table-cell>
          <table:table-cell office:value-type="float" office:value="-2.53340590367862" calcext:value-type="float">
            <text:p>-2.53340590367862</text:p>
          </table:table-cell>
          <table:table-cell office:value-type="float" office:value="-0.109213031564653" calcext:value-type="float">
            <text:p>-0.109213031564653</text:p>
          </table:table-cell>
          <table:table-cell office:value-type="float" office:value="-0.818287626946984" calcext:value-type="float">
            <text:p>-0.818287626946984</text:p>
          </table:table-cell>
          <table:table-cell office:value-type="float" office:value="-0.882842189905024" calcext:value-type="float">
            <text:p>-0.882842189905024</text:p>
          </table:table-cell>
          <table:table-cell office:value-type="float" office:value="0.928606949539112" calcext:value-type="float">
            <text:p>0.92860694953911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0.0290986214054712" calcext:value-type="float">
            <text:p>-0.029098621405471</text:p>
          </table:table-cell>
          <table:table-cell office:value-type="float" office:value="-2.51529863414456" calcext:value-type="float">
            <text:p>-2.51529863414456</text:p>
          </table:table-cell>
          <table:table-cell office:value-type="float" office:value="-3.61333877888958" calcext:value-type="float">
            <text:p>-3.61333877888958</text:p>
          </table:table-cell>
          <table:table-cell office:value-type="float" office:value="-0.16913609294103" calcext:value-type="float">
            <text:p>-0.16913609294103</text:p>
          </table:table-cell>
          <table:table-cell office:value-type="float" office:value="-0.616105672910661" calcext:value-type="float">
            <text:p>-0.616105672910661</text:p>
          </table:table-cell>
          <table:table-cell office:value-type="float" office:value="-0.777254060181981" calcext:value-type="float">
            <text:p>-0.777254060181981</text:p>
          </table:table-cell>
          <table:table-cell office:value-type="float" office:value="-1.31854039139073" calcext:value-type="float">
            <text:p>-1.31854039139073</text:p>
          </table:table-cell>
          <table:table-cell office:value-type="float" office:value="-2.19932159725014" calcext:value-type="float">
            <text:p>-2.19932159725014</text:p>
          </table:table-cell>
          <table:table-cell office:value-type="float" office:value="-1.52902899436153" calcext:value-type="float">
            <text:p>-1.52902899436153</text:p>
          </table:table-cell>
          <table:table-cell office:value-type="float" office:value="-1.47047616923503" calcext:value-type="float">
            <text:p>-1.47047616923503</text:p>
          </table:table-cell>
          <table:table-cell office:value-type="float" office:value="-1.42375990127107" calcext:value-type="float">
            <text:p>-1.42375990127107</text:p>
          </table:table-cell>
          <table:table-cell office:value-type="float" office:value="1.11559549065828" calcext:value-type="float">
            <text:p>1.1155954906582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452298985446" calcext:value-type="float">
            <text:p>-1.452298985446</text:p>
          </table:table-cell>
          <table:table-cell office:value-type="float" office:value="-2.90595857539624" calcext:value-type="float">
            <text:p>-2.90595857539624</text:p>
          </table:table-cell>
          <table:table-cell office:value-type="float" office:value="-7.79980607040902" calcext:value-type="float">
            <text:p>-7.79980607040902</text:p>
          </table:table-cell>
          <table:table-cell office:value-type="float" office:value="-4.8861443853505" calcext:value-type="float">
            <text:p>-4.8861443853505</text:p>
          </table:table-cell>
          <table:table-cell office:value-type="float" office:value="-5.74483547606567" calcext:value-type="float">
            <text:p>-5.74483547606567</text:p>
          </table:table-cell>
          <table:table-cell office:value-type="float" office:value="-2.59567427221479" calcext:value-type="float">
            <text:p>-2.59567427221479</text:p>
          </table:table-cell>
          <table:table-cell office:value-type="float" office:value="-0.930587083479811" calcext:value-type="float">
            <text:p>-0.930587083479811</text:p>
          </table:table-cell>
          <table:table-cell office:value-type="float" office:value="-2.26604844042883" calcext:value-type="float">
            <text:p>-2.26604844042883</text:p>
          </table:table-cell>
          <table:table-cell office:value-type="float" office:value="-2.41951509721602" calcext:value-type="float">
            <text:p>-2.41951509721602</text:p>
          </table:table-cell>
          <table:table-cell office:value-type="float" office:value="-2.86432987216926" calcext:value-type="float">
            <text:p>-2.86432987216926</text:p>
          </table:table-cell>
          <table:table-cell office:value-type="float" office:value="-3.38651982581761" calcext:value-type="float">
            <text:p>-3.38651982581761</text:p>
          </table:table-cell>
          <table:table-cell office:value-type="float" office:value="2.11817663517044" calcext:value-type="float">
            <text:p>2.11817663517044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0.591093636339229" calcext:value-type="float">
            <text:p>-0.591093636339229</text:p>
          </table:table-cell>
          <table:table-cell office:value-type="float" office:value="-6.44206517772651" calcext:value-type="float">
            <text:p>-6.44206517772651</text:p>
          </table:table-cell>
          <table:table-cell office:value-type="float" office:value="-1.16027895110417" calcext:value-type="float">
            <text:p>-1.16027895110417</text:p>
          </table:table-cell>
          <table:table-cell office:value-type="float" office:value="-1.76173001421251" calcext:value-type="float">
            <text:p>-1.76173001421251</text:p>
          </table:table-cell>
          <table:table-cell office:value-type="float" office:value="-3.71060350262756" calcext:value-type="float">
            <text:p>-3.71060350262756</text:p>
          </table:table-cell>
          <table:table-cell office:value-type="float" office:value="-4.76717978836647" calcext:value-type="float">
            <text:p>-4.76717978836647</text:p>
          </table:table-cell>
          <table:table-cell office:value-type="float" office:value="-5.01516549312966" calcext:value-type="float">
            <text:p>-5.01516549312966</text:p>
          </table:table-cell>
          <table:table-cell office:value-type="float" office:value="-1.370092865995" calcext:value-type="float">
            <text:p>-1.370092865995</text:p>
          </table:table-cell>
          <table:table-cell office:value-type="float" office:value="-2.15759285041197" calcext:value-type="float">
            <text:p>-2.15759285041197</text:p>
          </table:table-cell>
          <table:table-cell office:value-type="float" office:value="-1.70850923485468" calcext:value-type="float">
            <text:p>-1.70850923485468</text:p>
          </table:table-cell>
          <table:table-cell office:value-type="float" office:value="-2.86843115147677" calcext:value-type="float">
            <text:p>-2.86843115147677</text:p>
          </table:table-cell>
          <table:table-cell office:value-type="float" office:value="1.97535915743355" calcext:value-type="float">
            <text:p>1.9753591574335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.839717949307" calcext:value-type="float">
            <text:p>-1.839717949307</text:p>
          </table:table-cell>
          <table:table-cell office:value-type="float" office:value="-3.76186814555242" calcext:value-type="float">
            <text:p>-3.76186814555242</text:p>
          </table:table-cell>
          <table:table-cell office:value-type="float" office:value="-3.7003464443291" calcext:value-type="float">
            <text:p>-3.7003464443291</text:p>
          </table:table-cell>
          <table:table-cell office:value-type="float" office:value="-1.38717113640059" calcext:value-type="float">
            <text:p>-1.38717113640059</text:p>
          </table:table-cell>
          <table:table-cell office:value-type="float" office:value="-2.82593222779183" calcext:value-type="float">
            <text:p>-2.82593222779183</text:p>
          </table:table-cell>
          <table:table-cell office:value-type="float" office:value="-6.02772435056085" calcext:value-type="float">
            <text:p>-6.02772435056085</text:p>
          </table:table-cell>
          <table:table-cell office:value-type="float" office:value="-2.34496928740516" calcext:value-type="float">
            <text:p>-2.34496928740516</text:p>
          </table:table-cell>
          <table:table-cell office:value-type="float" office:value="-3.0444173862674" calcext:value-type="float">
            <text:p>-3.0444173862674</text:p>
          </table:table-cell>
          <table:table-cell office:value-type="float" office:value="-9.10712265609718" calcext:value-type="float">
            <text:p>-9.10712265609718</text:p>
          </table:table-cell>
          <table:table-cell office:value-type="float" office:value="-3.79191768534703" calcext:value-type="float">
            <text:p>-3.79191768534703</text:p>
          </table:table-cell>
          <table:table-cell office:value-type="float" office:value="-3.78311872690586" calcext:value-type="float">
            <text:p>-3.78311872690586</text:p>
          </table:table-cell>
          <table:table-cell office:value-type="float" office:value="2.2715189097785" calcext:value-type="float">
            <text:p>2.271518909778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5.39553044941616" calcext:value-type="float">
            <text:p>-5.39553044941616</text:p>
          </table:table-cell>
          <table:table-cell office:value-type="float" office:value="-3.74498863788326" calcext:value-type="float">
            <text:p>-3.74498863788326</text:p>
          </table:table-cell>
          <table:table-cell office:value-type="float" office:value="-1.98024996452044" calcext:value-type="float">
            <text:p>-1.98024996452044</text:p>
          </table:table-cell>
          <table:table-cell office:value-type="float" office:value="-9.85191944900549" calcext:value-type="float">
            <text:p>-9.85191944900549</text:p>
          </table:table-cell>
          <table:table-cell office:value-type="float" office:value="-3.86283045574636" calcext:value-type="float">
            <text:p>-3.86283045574636</text:p>
          </table:table-cell>
          <table:table-cell office:value-type="float" office:value="-3.28408869001174" calcext:value-type="float">
            <text:p>-3.28408869001174</text:p>
          </table:table-cell>
          <table:table-cell office:value-type="float" office:value="-6.17323158057648" calcext:value-type="float">
            <text:p>-6.17323158057648</text:p>
          </table:table-cell>
          <table:table-cell office:value-type="float" office:value="-4.16371595314852" calcext:value-type="float">
            <text:p>-4.16371595314852</text:p>
          </table:table-cell>
          <table:table-cell office:value-type="float" office:value="-6.3418367665247" calcext:value-type="float">
            <text:p>-6.3418367665247</text:p>
          </table:table-cell>
          <table:table-cell office:value-type="float" office:value="-6.83973593216546" calcext:value-type="float">
            <text:p>-6.83973593216546</text:p>
          </table:table-cell>
          <table:table-cell office:value-type="float" office:value="-5.16381278789986" calcext:value-type="float">
            <text:p>-5.16381278789986</text:p>
          </table:table-cell>
          <table:table-cell office:value-type="float" office:value="2.25146046255366" calcext:value-type="float">
            <text:p>2.2514604625536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4.81254103971786" calcext:value-type="float">
            <text:p>-4.81254103971786</text:p>
          </table:table-cell>
          <table:table-cell office:value-type="float" office:value="-9.23754315291192" calcext:value-type="float">
            <text:p>-9.23754315291192</text:p>
          </table:table-cell>
          <table:table-cell office:value-type="float" office:value="-3.21824710846677" calcext:value-type="float">
            <text:p>-3.21824710846677</text:p>
          </table:table-cell>
          <table:table-cell office:value-type="float" office:value="-6.59207160213324" calcext:value-type="float">
            <text:p>-6.59207160213324</text:p>
          </table:table-cell>
          <table:table-cell office:value-type="float" office:value="-6.08139208593345" calcext:value-type="float">
            <text:p>-6.08139208593345</text:p>
          </table:table-cell>
          <table:table-cell office:value-type="float" office:value="-14.0435336562012" calcext:value-type="float">
            <text:p>-14.0435336562012</text:p>
          </table:table-cell>
          <table:table-cell office:value-type="float" office:value="-4.38920844340678" calcext:value-type="float">
            <text:p>-4.38920844340678</text:p>
          </table:table-cell>
          <table:table-cell office:value-type="float" office:value="-7.07079871485371" calcext:value-type="float">
            <text:p>-7.07079871485371</text:p>
          </table:table-cell>
          <table:table-cell office:value-type="float" office:value="-9.7810046436637" calcext:value-type="float">
            <text:p>-9.7810046436637</text:p>
          </table:table-cell>
          <table:table-cell office:value-type="float" office:value="-3.63647422078129" calcext:value-type="float">
            <text:p>-3.63647422078129</text:p>
          </table:table-cell>
          <table:table-cell office:value-type="float" office:value="-6.886281466807" calcext:value-type="float">
            <text:p>-6.886281466807</text:p>
          </table:table-cell>
          <table:table-cell office:value-type="float" office:value="3.34089246057146" calcext:value-type="float">
            <text:p>3.34089246057146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5.50213182406665" calcext:value-type="float">
            <text:p>-5.50213182406665</text:p>
          </table:table-cell>
          <table:table-cell office:value-type="float" office:value="-7.64519988642034" calcext:value-type="float">
            <text:p>-7.64519988642034</text:p>
          </table:table-cell>
          <table:table-cell office:value-type="float" office:value="-9.13151765864339" calcext:value-type="float">
            <text:p>-9.13151765864339</text:p>
          </table:table-cell>
          <table:table-cell office:value-type="float" office:value="-2.64086916818065" calcext:value-type="float">
            <text:p>-2.64086916818065</text:p>
          </table:table-cell>
          <table:table-cell office:value-type="float" office:value="-5.71118930887108" calcext:value-type="float">
            <text:p>-5.71118930887108</text:p>
          </table:table-cell>
          <table:table-cell office:value-type="float" office:value="-4.72745899151017" calcext:value-type="float">
            <text:p>-4.72745899151017</text:p>
          </table:table-cell>
          <table:table-cell office:value-type="float" office:value="-4.31745313724498" calcext:value-type="float">
            <text:p>-4.31745313724498</text:p>
          </table:table-cell>
          <table:table-cell office:value-type="float" office:value="-5.5800643711548" calcext:value-type="float">
            <text:p>-5.5800643711548</text:p>
          </table:table-cell>
          <table:table-cell office:value-type="float" office:value="-11.8119892990641" calcext:value-type="float">
            <text:p>-11.8119892990641</text:p>
          </table:table-cell>
          <table:table-cell office:value-type="float" office:value="-8.1902557258651" calcext:value-type="float">
            <text:p>-8.1902557258651</text:p>
          </table:table-cell>
          <table:table-cell office:value-type="float" office:value="-6.52581293710213" calcext:value-type="float">
            <text:p>-6.52581293710213</text:p>
          </table:table-cell>
          <table:table-cell office:value-type="float" office:value="2.67844166133924" calcext:value-type="float">
            <text:p>2.6784416613392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3.7864006535743" calcext:value-type="float">
            <text:p>-13.7864006535743</text:p>
          </table:table-cell>
          <table:table-cell office:value-type="float" office:value="-6.21373261152672" calcext:value-type="float">
            <text:p>-6.21373261152672</text:p>
          </table:table-cell>
          <table:table-cell office:value-type="float" office:value="-12.2370818895879" calcext:value-type="float">
            <text:p>-12.2370818895879</text:p>
          </table:table-cell>
          <table:table-cell office:value-type="float" office:value="-8.70339408555846" calcext:value-type="float">
            <text:p>-8.70339408555846</text:p>
          </table:table-cell>
          <table:table-cell office:value-type="float" office:value="-7.0712256995791" calcext:value-type="float">
            <text:p>-7.0712256995791</text:p>
          </table:table-cell>
          <table:table-cell office:value-type="float" office:value="-3.20596896284148" calcext:value-type="float">
            <text:p>-3.20596896284148</text:p>
          </table:table-cell>
          <table:table-cell office:value-type="float" office:value="-6.29657977601303" calcext:value-type="float">
            <text:p>-6.29657977601303</text:p>
          </table:table-cell>
          <table:table-cell office:value-type="float" office:value="-7.34491654463891" calcext:value-type="float">
            <text:p>-7.34491654463891</text:p>
          </table:table-cell>
          <table:table-cell office:value-type="float" office:value="-8.08845250818737" calcext:value-type="float">
            <text:p>-8.08845250818737</text:p>
          </table:table-cell>
          <table:table-cell office:value-type="float" office:value="-14.6961876719364" calcext:value-type="float">
            <text:p>-14.6961876719364</text:p>
          </table:table-cell>
          <table:table-cell office:value-type="float" office:value="-8.76439404034436" calcext:value-type="float">
            <text:p>-8.76439404034436</text:p>
          </table:table-cell>
          <table:table-cell office:value-type="float" office:value="3.67122006150052" calcext:value-type="float">
            <text:p>3.6712200615005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9.54618642817864" calcext:value-type="float">
            <text:p>-9.54618642817864</text:p>
          </table:table-cell>
          <table:table-cell office:value-type="float" office:value="-7.91439702254061" calcext:value-type="float">
            <text:p>-7.91439702254061</text:p>
          </table:table-cell>
          <table:table-cell office:value-type="float" office:value="-17.132944005178" calcext:value-type="float">
            <text:p>-17.132944005178</text:p>
          </table:table-cell>
          <table:table-cell office:value-type="float" office:value="-8.18385328810602" calcext:value-type="float">
            <text:p>-8.18385328810602</text:p>
          </table:table-cell>
          <table:table-cell office:value-type="float" office:value="-13.4113241825864" calcext:value-type="float">
            <text:p>-13.4113241825864</text:p>
          </table:table-cell>
          <table:table-cell office:value-type="float" office:value="-12.2621730939727" calcext:value-type="float">
            <text:p>-12.2621730939727</text:p>
          </table:table-cell>
          <table:table-cell office:value-type="float" office:value="-18.020850496824" calcext:value-type="float">
            <text:p>-18.020850496824</text:p>
          </table:table-cell>
          <table:table-cell office:value-type="float" office:value="-11.9521852642974" calcext:value-type="float">
            <text:p>-11.9521852642974</text:p>
          </table:table-cell>
          <table:table-cell office:value-type="float" office:value="-8.4621446904084" calcext:value-type="float">
            <text:p>-8.4621446904084</text:p>
          </table:table-cell>
          <table:table-cell office:value-type="float" office:value="-10.0870834528983" calcext:value-type="float">
            <text:p>-10.0870834528983</text:p>
          </table:table-cell>
          <table:table-cell office:value-type="float" office:value="-11.697314192499" calcext:value-type="float">
            <text:p>-11.697314192499</text:p>
          </table:table-cell>
          <table:table-cell office:value-type="float" office:value="3.60857656120096" calcext:value-type="float">
            <text:p>3.60857656120096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3.6955502879924" calcext:value-type="float">
            <text:p>-13.6955502879924</text:p>
          </table:table-cell>
          <table:table-cell office:value-type="float" office:value="-15.8695918652411" calcext:value-type="float">
            <text:p>-15.8695918652411</text:p>
          </table:table-cell>
          <table:table-cell office:value-type="float" office:value="-17.0131868377856" calcext:value-type="float">
            <text:p>-17.0131868377856</text:p>
          </table:table-cell>
          <table:table-cell office:value-type="float" office:value="-10.4463145222429" calcext:value-type="float">
            <text:p>-10.4463145222429</text:p>
          </table:table-cell>
          <table:table-cell office:value-type="float" office:value="-5.08973488848861" calcext:value-type="float">
            <text:p>-5.08973488848861</text:p>
          </table:table-cell>
          <table:table-cell office:value-type="float" office:value="-13.4077759604793" calcext:value-type="float">
            <text:p>-13.4077759604793</text:p>
          </table:table-cell>
          <table:table-cell office:value-type="float" office:value="-12.6126155494874" calcext:value-type="float">
            <text:p>-12.6126155494874</text:p>
          </table:table-cell>
          <table:table-cell office:value-type="float" office:value="-5.60897044404631" calcext:value-type="float">
            <text:p>-5.60897044404631</text:p>
          </table:table-cell>
          <table:table-cell office:value-type="float" office:value="-8.88891008076476" calcext:value-type="float">
            <text:p>-8.88891008076476</text:p>
          </table:table-cell>
          <table:table-cell office:value-type="float" office:value="-18.6005005687648" calcext:value-type="float">
            <text:p>-18.6005005687648</text:p>
          </table:table-cell>
          <table:table-cell office:value-type="float" office:value="-12.1233151005293" calcext:value-type="float">
            <text:p>-12.1233151005293</text:p>
          </table:table-cell>
          <table:table-cell office:value-type="float" office:value="4.58793331085237" calcext:value-type="float">
            <text:p>4.58793331085237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7.730101348248" calcext:value-type="float">
            <text:p>-17.730101348248</text:p>
          </table:table-cell>
          <table:table-cell office:value-type="float" office:value="-18.9000703928826" calcext:value-type="float">
            <text:p>-18.9000703928826</text:p>
          </table:table-cell>
          <table:table-cell office:value-type="float" office:value="-5.81299135879516" calcext:value-type="float">
            <text:p>-5.81299135879516</text:p>
          </table:table-cell>
          <table:table-cell office:value-type="float" office:value="-7.45832699886744" calcext:value-type="float">
            <text:p>-7.45832699886744</text:p>
          </table:table-cell>
          <table:table-cell office:value-type="float" office:value="-14.2615425683209" calcext:value-type="float">
            <text:p>-14.2615425683209</text:p>
          </table:table-cell>
          <table:table-cell office:value-type="float" office:value="-8.61935180518257" calcext:value-type="float">
            <text:p>-8.61935180518257</text:p>
          </table:table-cell>
          <table:table-cell office:value-type="float" office:value="-19.500156567121" calcext:value-type="float">
            <text:p>-19.500156567121</text:p>
          </table:table-cell>
          <table:table-cell office:value-type="float" office:value="-12.2488666543988" calcext:value-type="float">
            <text:p>-12.2488666543988</text:p>
          </table:table-cell>
          <table:table-cell office:value-type="float" office:value="-9.64788589958384" calcext:value-type="float">
            <text:p>-9.64788589958384</text:p>
          </table:table-cell>
          <table:table-cell office:value-type="float" office:value="-9.52521472006643" calcext:value-type="float">
            <text:p>-9.52521472006643</text:p>
          </table:table-cell>
          <table:table-cell office:value-type="float" office:value="-12.3704508313467" calcext:value-type="float">
            <text:p>-12.3704508313467</text:p>
          </table:table-cell>
          <table:table-cell office:value-type="float" office:value="4.97206873277149" calcext:value-type="float">
            <text:p>4.97206873277149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6.0339892534101" calcext:value-type="float">
            <text:p>-16.0339892534101</text:p>
          </table:table-cell>
          <table:table-cell office:value-type="float" office:value="-14.2568949038738" calcext:value-type="float">
            <text:p>-14.2568949038738</text:p>
          </table:table-cell>
          <table:table-cell office:value-type="float" office:value="-5.68681160919802" calcext:value-type="float">
            <text:p>-5.68681160919802</text:p>
          </table:table-cell>
          <table:table-cell office:value-type="float" office:value="-21.2240100149627" calcext:value-type="float">
            <text:p>-21.2240100149627</text:p>
          </table:table-cell>
          <table:table-cell office:value-type="float" office:value="-18.7436140289303" calcext:value-type="float">
            <text:p>-18.7436140289303</text:p>
          </table:table-cell>
          <table:table-cell office:value-type="float" office:value="-14.1024186978098" calcext:value-type="float">
            <text:p>-14.1024186978098</text:p>
          </table:table-cell>
          <table:table-cell office:value-type="float" office:value="-13.6811207828922" calcext:value-type="float">
            <text:p>-13.6811207828922</text:p>
          </table:table-cell>
          <table:table-cell office:value-type="float" office:value="-4.82177257886355" calcext:value-type="float">
            <text:p>-4.82177257886355</text:p>
          </table:table-cell>
          <table:table-cell office:value-type="float" office:value="-17.2026666908675" calcext:value-type="float">
            <text:p>-17.2026666908675</text:p>
          </table:table-cell>
          <table:table-cell office:value-type="float" office:value="-13.8841405620361" calcext:value-type="float">
            <text:p>-13.8841405620361</text:p>
          </table:table-cell>
          <table:table-cell office:value-type="float" office:value="-13.9637439122844" calcext:value-type="float">
            <text:p>-13.9637439122844</text:p>
          </table:table-cell>
          <table:table-cell office:value-type="float" office:value="5.19197872459039" calcext:value-type="float">
            <text:p>5.19197872459039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6.3099824668186" calcext:value-type="float">
            <text:p>-26.3099824668186</text:p>
          </table:table-cell>
          <table:table-cell office:value-type="float" office:value="-13.0546589714474" calcext:value-type="float">
            <text:p>-13.0546589714474</text:p>
          </table:table-cell>
          <table:table-cell office:value-type="float" office:value="-18.972562107519" calcext:value-type="float">
            <text:p>-18.972562107519</text:p>
          </table:table-cell>
          <table:table-cell office:value-type="float" office:value="-16.5477603542805" calcext:value-type="float">
            <text:p>-16.5477603542805</text:p>
          </table:table-cell>
          <table:table-cell office:value-type="float" office:value="-10.425123529272" calcext:value-type="float">
            <text:p>-10.425123529272</text:p>
          </table:table-cell>
          <table:table-cell office:value-type="float" office:value="-15.2642710649416" calcext:value-type="float">
            <text:p>-15.2642710649416</text:p>
          </table:table-cell>
          <table:table-cell office:value-type="float" office:value="-6.92921113314171" calcext:value-type="float">
            <text:p>-6.92921113314171</text:p>
          </table:table-cell>
          <table:table-cell office:value-type="float" office:value="-17.9873482643649" calcext:value-type="float">
            <text:p>-17.9873482643649</text:p>
          </table:table-cell>
          <table:table-cell office:value-type="float" office:value="-18.0374556492229" calcext:value-type="float">
            <text:p>-18.0374556492229</text:p>
          </table:table-cell>
          <table:table-cell office:value-type="float" office:value="-23.7345883337519" calcext:value-type="float">
            <text:p>-23.7345883337519</text:p>
          </table:table-cell>
          <table:table-cell office:value-type="float" office:value="-16.726296187476" calcext:value-type="float">
            <text:p>-16.726296187476</text:p>
          </table:table-cell>
          <table:table-cell office:value-type="float" office:value="5.77981418718874" calcext:value-type="float">
            <text:p>5.7798141871887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9.4014195060895" calcext:value-type="float">
            <text:p>-19.4014195060895</text:p>
          </table:table-cell>
          <table:table-cell office:value-type="float" office:value="-19.3777454992289" calcext:value-type="float">
            <text:p>-19.3777454992289</text:p>
          </table:table-cell>
          <table:table-cell office:value-type="float" office:value="-23.5688735960138" calcext:value-type="float">
            <text:p>-23.5688735960138</text:p>
          </table:table-cell>
          <table:table-cell office:value-type="float" office:value="-22.93395145399" calcext:value-type="float">
            <text:p>-22.93395145399</text:p>
          </table:table-cell>
          <table:table-cell office:value-type="float" office:value="-20.4146764722533" calcext:value-type="float">
            <text:p>-20.4146764722533</text:p>
          </table:table-cell>
          <table:table-cell office:value-type="float" office:value="-18.4531887553012" calcext:value-type="float">
            <text:p>-18.4531887553012</text:p>
          </table:table-cell>
          <table:table-cell office:value-type="float" office:value="-13.8013533900876" calcext:value-type="float">
            <text:p>-13.8013533900876</text:p>
          </table:table-cell>
          <table:table-cell office:value-type="float" office:value="-9.97208674323401" calcext:value-type="float">
            <text:p>-9.97208674323401</text:p>
          </table:table-cell>
          <table:table-cell office:value-type="float" office:value="-20.0911567398201" calcext:value-type="float">
            <text:p>-20.0911567398201</text:p>
          </table:table-cell>
          <table:table-cell office:value-type="float" office:value="-13.8013533900876" calcext:value-type="float">
            <text:p>-13.8013533900876</text:p>
          </table:table-cell>
          <table:table-cell office:value-type="float" office:value="-18.1815805546106" calcext:value-type="float">
            <text:p>-18.1815805546106</text:p>
          </table:table-cell>
          <table:table-cell office:value-type="float" office:value="4.33336296637782" calcext:value-type="float">
            <text:p>4.33336296637782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19.3245482931529" calcext:value-type="float">
            <text:p>-19.3245482931529</text:p>
          </table:table-cell>
          <table:table-cell office:value-type="float" office:value="-22.5591396951514" calcext:value-type="float">
            <text:p>-22.5591396951514</text:p>
          </table:table-cell>
          <table:table-cell office:value-type="float" office:value="-19.6099578602407" calcext:value-type="float">
            <text:p>-19.6099578602407</text:p>
          </table:table-cell>
          <table:table-cell office:value-type="float" office:value="-30.6698132378653" calcext:value-type="float">
            <text:p>-30.6698132378653</text:p>
          </table:table-cell>
          <table:table-cell office:value-type="float" office:value="-9.92480517506849" calcext:value-type="float">
            <text:p>-9.92480517506849</text:p>
          </table:table-cell>
          <table:table-cell office:value-type="float" office:value="-29.5428456150988" calcext:value-type="float">
            <text:p>-29.5428456150988</text:p>
          </table:table-cell>
          <table:table-cell office:value-type="float" office:value="-17.0925261436393" calcext:value-type="float">
            <text:p>-17.0925261436393</text:p>
          </table:table-cell>
          <table:table-cell office:value-type="float" office:value="-19.6099578602407" calcext:value-type="float">
            <text:p>-19.6099578602407</text:p>
          </table:table-cell>
          <table:table-cell office:value-type="float" office:value="-20.33872553787" calcext:value-type="float">
            <text:p>-20.33872553787</text:p>
          </table:table-cell>
          <table:table-cell office:value-type="float" office:value="-28.4816036567834" calcext:value-type="float">
            <text:p>-28.4816036567834</text:p>
          </table:table-cell>
          <table:table-cell office:value-type="float" office:value="-21.7153923075111" calcext:value-type="float">
            <text:p>-21.7153923075111</text:p>
          </table:table-cell>
          <table:table-cell office:value-type="float" office:value="6.36666750936754" calcext:value-type="float">
            <text:p>6.36666750936754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4.87743603507278, -0.6565231836584529, -0.37543393613959086, -0.2067228225753004]</text:p>
          </table:table-cell>
          <table:table-cell office:value-type="string" calcext:value-type="string">
            <text:p>[-1.296305941804321, -0.7411255752025836, -2.4375145757699723, -4.553732269794941]</text:p>
          </table:table-cell>
          <table:table-cell office:value-type="string" calcext:value-type="string">
            <text:p>[-0.06558201758295468, -0.49833812348647477, -0.9029771597171665, -1.3611859800577664]</text:p>
          </table:table-cell>
          <table:table-cell office:value-type="string" calcext:value-type="string">
            <text:p>[0.0, 0.0, 0.0, 0.0]</text:p>
          </table:table-cell>
          <table:table-cell office:value-type="string" calcext:value-type="string">
            <text:p>[-0.06558201758295468, -0.49833812348647477, -0.9029771597171665, -1.3611859800577664]</text:p>
          </table:table-cell>
          <table:table-cell office:value-type="string" calcext:value-type="string">
            <text:p>[-0.11504939605500031, -0.15580362691887117, -0.14543915218936387, -0.18271122668629403]</text:p>
          </table:table-cell>
          <table:table-cell office:value-type="string" calcext:value-type="string">
            <text:p>[-0.04368852407166113, -0.11967984691703126, -0.09068260758828828, 0.1839539346932706]</text:p>
          </table:table-cell>
          <table:table-cell office:value-type="string" calcext:value-type="string">
            <text:p>[-6.656632113065886, -0.7208406481936436, -1.04365492516032, -1.7124959282946328]</text:p>
          </table:table-cell>
          <table:table-cell office:value-type="string" calcext:value-type="string">
            <text:p>[-0.24243281970526276, -0.09900206365547337, -0.13448434562732814, 0.03906710272945091]</text:p>
          </table:table-cell>
          <table:table-cell office:value-type="string" calcext:value-type="string">
            <text:p>[-0.09863575549733383, -0.7207271350961664, -1.1537306231943045, -1.3000569940001316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02912091758544566, -0.07180853661266084, -0.11799834830668043, 0.10253331688290235]</text:p>
          </table:table-cell>
          <table:table-cell office:value-type="string" calcext:value-type="string">
            <text:p>[-1.3948535165654752, -0.9880310969984984, -2.808390977322439, -4.86991894569182]</text:p>
          </table:table-cell>
          <table:table-cell office:value-type="string" calcext:value-type="string">
            <text:p>[-7.057052400472652, -0.9593537684037701, -2.171801745102786, -4.265147201579134]</text:p>
          </table:table-cell>
          <table:table-cell office:value-type="string" calcext:value-type="string">
            <text:p>[-0.12351944013966332, -0.12059811503826179, -0.16726091271681565, -0.2651659038693799]</text:p>
          </table:table-cell>
          <table:table-cell office:value-type="string" calcext:value-type="string">
            <text:p>[-0.9309910240161923, -0.19315643625552603, -0.43052959718252737, -0.9097456341883969]</text:p>
          </table:table-cell>
          <table:table-cell office:value-type="string" calcext:value-type="string">
            <text:p>[-0.08180879630903526, -0.1736536634530328, -0.7733757818600084, -2.0801779991058478]</text:p>
          </table:table-cell>
          <table:table-cell office:value-type="string" calcext:value-type="string">
            <text:p>[-0.16772282779622394, -0.4168781283643286, -1.5279464713848334, -3.1616141380175433]</text:p>
          </table:table-cell>
          <table:table-cell office:value-type="string" calcext:value-type="string">
            <text:p>[-4.892804882560142, -1.2583352904190326, -1.3420788971064912, -1.304067318914881]</text:p>
          </table:table-cell>
          <table:table-cell office:value-type="string" calcext:value-type="string">
            <text:p>[-4.87743603507278, -0.6565231836584529, -0.37543393613959086, -0.2067228225753004]</text:p>
          </table:table-cell>
          <table:table-cell office:value-type="string" calcext:value-type="string">
            <text:p>[-3.542845494036362, -1.0058015671301934, -0.7592035733886116, -0.5740540423849527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10215410935416891, -1.319069175569254, -2.0903133875717295, -2.297659269288843]</text:p>
          </table:table-cell>
          <table:table-cell office:value-type="string" calcext:value-type="string">
            <text:p>[-6.682795605991898, -0.8947927020768631, -1.4726275011540668, -2.573618492362151]</text:p>
          </table:table-cell>
          <table:table-cell office:value-type="string" calcext:value-type="string">
            <text:p>[-28.172753832189535, -0.9469291982824313, -0.845143262667114, -1.2343979884969825]</text:p>
          </table:table-cell>
          <table:table-cell office:value-type="string" calcext:value-type="string">
            <text:p>[-15.324382325226772, -1.3203047553684844, -1.3775946025372354, -1.5222958582695068]</text:p>
          </table:table-cell>
          <table:table-cell office:value-type="string" calcext:value-type="string">
            <text:p>[-15.402400173264974, -2.0585910016395204, -2.547650362609888, -2.970700366748291]</text:p>
          </table:table-cell>
          <table:table-cell office:value-type="string" calcext:value-type="string">
            <text:p>[-6.596367008373871, -0.8615801108582399, -1.2616727331474342, -1.6630772364796043]</text:p>
          </table:table-cell>
          <table:table-cell office:value-type="string" calcext:value-type="string">
            <text:p>[-0.20569824092500077, -0.7607651511128743, -1.1881200205030362, -1.567764921378334]</text:p>
          </table:table-cell>
          <table:table-cell office:value-type="string" calcext:value-type="string">
            <text:p>[-3.567186307199588, -1.645701508269659, -1.863201430450645, -1.9881045157954302]</text:p>
          </table:table-cell>
          <table:table-cell office:value-type="string" calcext:value-type="string">
            <text:p>[-1.477050535082336, -0.7912110797129834, -2.5083629694689247, -4.901435804599852]</text:p>
          </table:table-cell>
          <table:table-cell office:value-type="string" calcext:value-type="string">
            <text:p>[-1.0898728883088626, -1.2099924578722332, -2.9527662384839948, -6.20468790401196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0.8388570504278547, -0.4946999813705055, -0.6792562448923345, -0.35156126866622284]</text:p>
          </table:table-cell>
          <table:table-cell office:value-type="string" calcext:value-type="string">
            <text:p>[-15.180266728762737, -1.9407039560890293, -3.270276622459778, -5.377013403594488]</text:p>
          </table:table-cell>
          <table:table-cell office:value-type="string" calcext:value-type="string">
            <text:p>[-1.1221841982977931, -0.6503955169928632, -1.1200752122904056, -1.7484608768356225]</text:p>
          </table:table-cell>
          <table:table-cell office:value-type="string" calcext:value-type="string">
            <text:p>[-0.4190335538336365, -1.163326652293839, -2.2043259678370175, -3.2602338828855437]</text:p>
          </table:table-cell>
          <table:table-cell office:value-type="string" calcext:value-type="string">
            <text:p>[-6.8147244599128465, -1.3611779096748045, -2.5162139585955368, -4.150297682327042]</text:p>
          </table:table-cell>
          <table:table-cell office:value-type="string" calcext:value-type="string">
            <text:p>[-14.711416146961586, -1.122533750275334, -1.276861550666064, -1.957907705562878]</text:p>
          </table:table-cell>
          <table:table-cell office:value-type="string" calcext:value-type="string">
            <text:p>[-1.5490059357357255, -2.561203712504989, -5.971881415816371, -9.978570908461549]</text:p>
          </table:table-cell>
          <table:table-cell office:value-type="string" calcext:value-type="string">
            <text:p>[0.033330978720003124, -0.8152879882197039, -1.8555874880926915, -2.8428269663876238]</text:p>
          </table:table-cell>
          <table:table-cell office:value-type="string" calcext:value-type="string">
            <text:p>[-1.0225530540559635, -1.4727249019832689, -2.670979568125964, -3.4641138774826663]</text:p>
          </table:table-cell>
          <table:table-cell office:value-type="string" calcext:value-type="string">
            <text:p>[-4.821125896801726, -0.7970499148322041, -0.6135164856287068, -0.6023446421560719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1.2091775273114225, -1.3796454851143336, -1.9544873906477411, -2.8155613941544866]</text:p>
          </table:table-cell>
          <table:table-cell office:value-type="string" calcext:value-type="string">
            <text:p>[-6.7147097610867235, -1.6333415827954223, -2.4118992451907184, -4.2875219931368]</text:p>
          </table:table-cell>
          <table:table-cell office:value-type="string" calcext:value-type="string">
            <text:p>[-6.866764400531711, -1.5988311177984382, -2.545689366632775, -3.7901008923534762]</text:p>
          </table:table-cell>
          <table:table-cell office:value-type="string" calcext:value-type="string">
            <text:p>[-1.1112983706936141, -0.9769725216681291, -1.618335556663153, -1.842078096577482]</text:p>
          </table:table-cell>
          <table:table-cell office:value-type="string" calcext:value-type="string">
            <text:p>[-0.3581831038048655, -1.6619149149129653, -3.5309790533577967, -5.752651839091705]</text:p>
          </table:table-cell>
          <table:table-cell office:value-type="string" calcext:value-type="string">
            <text:p>[-7.307822438140321, -1.6447000237248766, -4.957519668473576, -10.20085527190464]</text:p>
          </table:table-cell>
          <table:table-cell office:value-type="string" calcext:value-type="string">
            <text:p>[-3.7834160116495763, -2.19334256851329, -2.017374873561817, -1.385743695895969]</text:p>
          </table:table-cell>
          <table:table-cell office:value-type="string" calcext:value-type="string">
            <text:p>[-1.6598970495993237, -1.256085134462892, -3.2075222846956963, -6.0541650763116905]</text:p>
          </table:table-cell>
          <table:table-cell office:value-type="string" calcext:value-type="string">
            <text:p>[-28.293807020626403, -2.181255876306931, -2.7042097727692838, -3.24921795468609]</text:p>
          </table:table-cell>
          <table:table-cell office:value-type="string" calcext:value-type="string">
            <text:p>[-4.86235890562865, -1.6732323479506928, -3.27277778240449, -5.35930170540430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7.08394727103594, -2.2938084958014526, -4.47043638207012, -7.733929648757121]</text:p>
          </table:table-cell>
          <table:table-cell office:value-type="string" calcext:value-type="string">
            <text:p>[-2.5407962631915693, -1.1590574399550357, -4.222271602062344, -7.057829246324077]</text:p>
          </table:table-cell>
          <table:table-cell office:value-type="string" calcext:value-type="string">
            <text:p>[-3.4931125764903204, -0.9051761848240414, -1.4916870370706103, -2.0310240596967732]</text:p>
          </table:table-cell>
          <table:table-cell office:value-type="string" calcext:value-type="string">
            <text:p>[-28.839798333943946, -2.372953246991849, -3.214215762172734, -4.980710452913439]</text:p>
          </table:table-cell>
          <table:table-cell office:value-type="string" calcext:value-type="string">
            <text:p>[-7.213085651584383, -1.6014695250882616, -2.8923798144578683, -3.744386831854918]</text:p>
          </table:table-cell>
          <table:table-cell office:value-type="string" calcext:value-type="string">
            <text:p>[-1.4510035024901224, -1.7312448069050523, -4.1884373446395395, -5.765669106012261]</text:p>
          </table:table-cell>
          <table:table-cell office:value-type="string" calcext:value-type="string">
            <text:p>[-14.29746286506024, -1.6452647318750513, -2.899481963762285, -5.850716761608332]</text:p>
          </table:table-cell>
          <table:table-cell office:value-type="string" calcext:value-type="string">
            <text:p>[-2.0134585923195836, -1.6379467230893896, -5.016436407698643, -7.987022089486473]</text:p>
          </table:table-cell>
          <table:table-cell office:value-type="string" calcext:value-type="string">
            <text:p>[-7.845744365964924, -2.193943130473519, -5.436428328600029, -9.891231241060305]</text:p>
          </table:table-cell>
          <table:table-cell office:value-type="string" calcext:value-type="string">
            <text:p>[-11.324147886374103, -3.0303855645946065, -5.24022937101416, -7.764180906678986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7.290495074636527, -2.196523129504069, -3.917770293959988, -5.845375660770835]</text:p>
          </table:table-cell>
          <table:table-cell office:value-type="string" calcext:value-type="string">
            <text:p>[-15.25520736477144, -3.5925129830409075, -7.298068750714282, -10.804383513121074]</text:p>
          </table:table-cell>
          <table:table-cell office:value-type="string" calcext:value-type="string">
            <text:p>[-1.970547460114358, -1.5435351555447063, -3.592485925032518, -5.766419893175478]</text:p>
          </table:table-cell>
          <table:table-cell office:value-type="string" calcext:value-type="string">
            <text:p>[-10.863183257411047, -3.1276118595153113, -5.301360209521455, -7.0761310820851575]</text:p>
          </table:table-cell>
          <table:table-cell office:value-type="string" calcext:value-type="string">
            <text:p>[-7.491424873849306, -1.9694413530305876, -4.993732212826707, -9.870969904027206]</text:p>
          </table:table-cell>
          <table:table-cell office:value-type="string" calcext:value-type="string">
            <text:p>[-41.30851802642348, -3.5503239644894213, -4.740687353239004, -6.574605280653079]</text:p>
          </table:table-cell>
          <table:table-cell office:value-type="string" calcext:value-type="string">
            <text:p>[-5.681000041874618, -1.6241851148047548, -3.452473622405927, -6.7991749945418345]</text:p>
          </table:table-cell>
          <table:table-cell office:value-type="string" calcext:value-type="string">
            <text:p>[-11.14197571078721, -3.303344320878887, -5.994136980286924, -7.843737847461818]</text:p>
          </table:table-cell>
          <table:table-cell office:value-type="string" calcext:value-type="string">
            <text:p>[-29.78747547630509, -1.8422471685735076, -2.8824117005533667, -4.611884229222851]</text:p>
          </table:table-cell>
          <table:table-cell office:value-type="string" calcext:value-type="string">
            <text:p>[-5.110932744439789, -1.643588033019694, -2.7214004631322952, -5.069975642533397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7.4405454471350385, -2.0351670503331976, -4.436532291437323, -8.096282507361053]</text:p>
          </table:table-cell>
          <table:table-cell office:value-type="string" calcext:value-type="string">
            <text:p>[-9.096383736052815, -2.6426012560519574, -6.526986313444927, -12.314828240131659]</text:p>
          </table:table-cell>
          <table:table-cell office:value-type="string" calcext:value-type="string">
            <text:p>[-12.314525582348557, -4.741289788869807, -8.056014134130528, -11.414241129224667]</text:p>
          </table:table-cell>
          <table:table-cell office:value-type="string" calcext:value-type="string">
            <text:p>[-5.426219246788588, -1.8477637899189991, -1.7639980006276756, -1.5254956353873528]</text:p>
          </table:table-cell>
          <table:table-cell office:value-type="string" calcext:value-type="string">
            <text:p>[-7.277692722160545, -2.6638129101533625, -4.912017901014498, -7.991233702155931]</text:p>
          </table:table-cell>
          <table:table-cell office:value-type="string" calcext:value-type="string">
            <text:p>[-3.460972294676079, -2.2432354753668893, -5.115448742767392, -8.090179453230316]</text:p>
          </table:table-cell>
          <table:table-cell office:value-type="string" calcext:value-type="string">
            <text:p>[-5.31554764365656, -2.8619449000411246, -3.726195613375527, -5.36612439190669]</text:p>
          </table:table-cell>
          <table:table-cell office:value-type="string" calcext:value-type="string">
            <text:p>[-10.139636656220308, -2.09998528992672, -3.9927547101966887, -6.0878808282754715]</text:p>
          </table:table-cell>
          <table:table-cell office:value-type="string" calcext:value-type="string">
            <text:p>[-29.73509643427752, -3.9289765467853233, -5.27360573050375, -8.310278484689771]</text:p>
          </table:table-cell>
          <table:table-cell office:value-type="string" calcext:value-type="string">
            <text:p>[-13.065653619623996, -3.901771228550155, -6.706155612613274, -9.087442442672987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41.08524209516495, -3.2115808540221336, -4.272164268305834, -6.576615396804253]</text:p>
          </table:table-cell>
          <table:table-cell office:value-type="string" calcext:value-type="string">
            <text:p>[-7.268457093953229, -2.324238525224076, -5.498860613432077, -9.763374213497489]</text:p>
          </table:table-cell>
          <table:table-cell office:value-type="string" calcext:value-type="string">
            <text:p>[-41.9539695475559, -2.086255804642345, -2.459694950640401, -2.44840725551283]</text:p>
          </table:table-cell>
          <table:table-cell office:value-type="string" calcext:value-type="string">
            <text:p>[-10.740187394713763, -3.157098767963862, -7.718037428933222, -13.198252750623007]</text:p>
          </table:table-cell>
          <table:table-cell office:value-type="string" calcext:value-type="string">
            <text:p>[-15.615201285630121, -2.975121901189093, -4.364909802253569, -5.329669809243631]</text:p>
          </table:table-cell>
          <table:table-cell office:value-type="string" calcext:value-type="string">
            <text:p>[-5.245706145394702, -1.679482014102085, -2.2986616121698056, -3.6000260796993366]</text:p>
          </table:table-cell>
          <table:table-cell office:value-type="string" calcext:value-type="string">
            <text:p>[-7.244622628015329, -2.1445878369548366, -5.640403330424326, -10.156705308657642]</text:p>
          </table:table-cell>
          <table:table-cell office:value-type="string" calcext:value-type="string">
            <text:p>[-15.471752873227906, -2.713699320217322, -4.329352723710733, -6.864861261399691]</text:p>
          </table:table-cell>
          <table:table-cell office:value-type="string" calcext:value-type="string">
            <text:p>[-13.412923229305562, -3.569899333666915, -6.320035893041265, -9.050951576735745]</text:p>
          </table:table-cell>
          <table:table-cell office:value-type="string" calcext:value-type="string">
            <text:p>[-45.60505178567027, -2.5401374386128994, -4.210552146789648, -6.429009316672674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16.659719459776756, -3.4951340668128994, -6.930131614673174, -11.099760571451721]</text:p>
          </table:table-cell>
          <table:table-cell office:value-type="string" calcext:value-type="string">
            <text:p>[-14.536777863657546, -2.59634154171533, -5.191158918516026, -9.333309766273533]</text:p>
          </table:table-cell>
          <table:table-cell office:value-type="string" calcext:value-type="string">
            <text:p>[-42.02355865564999, -4.307710974523138, -8.123508110255994, -14.076998280282883]</text:p>
          </table:table-cell>
          <table:table-cell office:value-type="string" calcext:value-type="string">
            <text:p>[-16.74937694783203, -3.0955777932062833, -4.610614490279152, -8.279843921106611]</text:p>
          </table:table-cell>
          <table:table-cell office:value-type="string" calcext:value-type="string">
            <text:p>[-38.014523913108064, -3.2183642343024177, -4.82781261504206, -7.584595967893004]</text:p>
          </table:table-cell>
          <table:table-cell office:value-type="string" calcext:value-type="string">
            <text:p>[-31.110640492696785, -2.888958860611379, -5.894460350278585, -9.154632672304007]</text:p>
          </table:table-cell>
          <table:table-cell office:value-type="string" calcext:value-type="string">
            <text:p>[-55.76170462907184, -3.0504238968564135, -4.66475860707849, -8.60651485428936]</text:p>
          </table:table-cell>
          <table:table-cell office:value-type="string" calcext:value-type="string">
            <text:p>[-32.055707304483796, -2.6925022671762333, -4.557243381353637, -8.503288104175844]</text:p>
          </table:table-cell>
          <table:table-cell office:value-type="string" calcext:value-type="string">
            <text:p>[-8.038265967020507, -4.117838227051052, -8.488864694687503, -13.203609872874544]</text:p>
          </table:table-cell>
          <table:table-cell office:value-type="string" calcext:value-type="string">
            <text:p>[-31.598831063763, -1.7231820591346203, -2.912101370239295, -4.114219318456369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0.419964536073408, -4.849675058626701, -7.9550375206459245, -11.557524036623557]</text:p>
          </table:table-cell>
          <table:table-cell office:value-type="string" calcext:value-type="string">
            <text:p>[-45.21642141189457, -3.7466154101444937, -5.722120330945035, -8.793210307980438]</text:p>
          </table:table-cell>
          <table:table-cell office:value-type="string" calcext:value-type="string">
            <text:p>[-55.52951569378308, -3.2686906309615793, -3.6817356520217226, -5.572805374376144]</text:p>
          </table:table-cell>
          <table:table-cell office:value-type="string" calcext:value-type="string">
            <text:p>[-28.685656105770185, -2.4723959550078334, -3.9373026269331257, -6.689903401260411]</text:p>
          </table:table-cell>
          <table:table-cell office:value-type="string" calcext:value-type="string">
            <text:p>[-5.583817083966025, -2.379687859844526, -4.86268401344625, -7.532750596697646]</text:p>
          </table:table-cell>
          <table:table-cell office:value-type="string" calcext:value-type="string">
            <text:p>[-34.51312591219573, -3.388746831289824, -5.837215357899894, -9.8920157405318]</text:p>
          </table:table-cell>
          <table:table-cell office:value-type="string" calcext:value-type="string">
            <text:p>[-33.47983033521524, -3.6536740971788495, -5.1059014195675045, -8.211056345987998]</text:p>
          </table:table-cell>
          <table:table-cell office:value-type="string" calcext:value-type="string">
            <text:p>[-3.631418902927175, -2.3941922587122244, -5.989828671405872, -10.420441943139958]</text:p>
          </table:table-cell>
          <table:table-cell office:value-type="string" calcext:value-type="string">
            <text:p>[-6.888287754032452, -3.3725782246945446, -9.330824319645137, -15.963950024686913]</text:p>
          </table:table-cell>
          <table:table-cell office:value-type="string" calcext:value-type="string">
            <text:p>[-56.965987779889105, -4.3838936142608365, -5.328547268645245, -7.72357361226379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45.46661157637042, -5.1363363315659605, -7.402107473472586, -12.915350011582905]</text:p>
          </table:table-cell>
          <table:table-cell office:value-type="string" calcext:value-type="string">
            <text:p>[-54.052495725305484, -4.585296462925759, -6.589573335356014, -10.372916047943036]</text:p>
          </table:table-cell>
          <table:table-cell office:value-type="string" calcext:value-type="string">
            <text:p>[-5.117256990245234, -2.382705863938539, -5.712273533546686, -10.039729047450162]</text:p>
          </table:table-cell>
          <table:table-cell office:value-type="string" calcext:value-type="string">
            <text:p>[-15.31681175473798, -2.8242297505076452, -4.62043545813029, -7.071831032093834]</text:p>
          </table:table-cell>
          <table:table-cell office:value-type="string" calcext:value-type="string">
            <text:p>[-31.88967489729315, -4.06204067546132, -8.064875668206263, -13.029579032323046]</text:p>
          </table:table-cell>
          <table:table-cell office:value-type="string" calcext:value-type="string">
            <text:p>[-14.765946515104611, -3.2081958480666417, -5.973911245778418, -10.5293536117806]</text:p>
          </table:table-cell>
          <table:table-cell office:value-type="string" calcext:value-type="string">
            <text:p>[-34.007158379318824, -5.7567317901022985, -13.633599893102488, -24.60313620596015]</text:p>
          </table:table-cell>
          <table:table-cell office:value-type="string" calcext:value-type="string">
            <text:p>[-18.26632567709958, -5.012473680270824, -9.824874728464849, -15.891792531760075]</text:p>
          </table:table-cell>
          <table:table-cell office:value-type="string" calcext:value-type="string">
            <text:p>[-16.921966953794577, -3.57082954216974, -6.4284219582672275, -11.670325144103844]</text:p>
          </table:table-cell>
          <table:table-cell office:value-type="string" calcext:value-type="string">
            <text:p>[-20.4647764847687, -3.2645387536265114, -5.339702152876535, -9.031841488993964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31.774015117420728, -4.71548831197639, -10.8398636370157, -16.806589947227412]</text:p>
          </table:table-cell>
          <table:table-cell office:value-type="string" calcext:value-type="string">
            <text:p>[-38.515127180110476, -4.150585254015837, -6.0041254324975535, -8.357741748871383]</text:p>
          </table:table-cell>
          <table:table-cell office:value-type="string" calcext:value-type="string">
            <text:p>[-8.146237650797072, -2.4552013191801114, -4.524173394293296, -7.621634072521588]</text:p>
          </table:table-cell>
          <table:table-cell office:value-type="string" calcext:value-type="string">
            <text:p>[-62.07053088070169, -4.390085141405398, -7.113973465847412, -11.321450571896396]</text:p>
          </table:table-cell>
          <table:table-cell office:value-type="string" calcext:value-type="string">
            <text:p>[-57.96870009325512, -3.8304920149470734, -5.039776218507419, -8.13548778901174]</text:p>
          </table:table-cell>
          <table:table-cell office:value-type="string" calcext:value-type="string">
            <text:p>[-35.95897327738668, -4.332470837743307, -6.2591387490154915, -9.859091927093555]</text:p>
          </table:table-cell>
          <table:table-cell office:value-type="string" calcext:value-type="string">
            <text:p>[-35.64167595685659, -5.247557694370708, -6.631783317019213, -7.203466163322236]</text:p>
          </table:table-cell>
          <table:table-cell office:value-type="string" calcext:value-type="string">
            <text:p>[-4.065616867691291, -2.4769237533381228, -4.855661877247441, -7.888887817177337]</text:p>
          </table:table-cell>
          <table:table-cell office:value-type="string" calcext:value-type="string">
            <text:p>[-42.23650215550583, -5.5483211910705155, -8.413289904654109, -12.612553512239334]</text:p>
          </table:table-cell>
          <table:table-cell office:value-type="string" calcext:value-type="string">
            <text:p>[-38.506185096513825, -3.8707011084637255, -5.421706123980807, -7.7379699191858275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65.09695297735712, -7.304904280208846, -11.883700758638893, -20.954371851069496]</text:p>
          </table:table-cell>
          <table:table-cell office:value-type="string" calcext:value-type="string">
            <text:p>[-19.728918348596114, -6.526817144209085, -10.436671041730028, -15.526229351254273]</text:p>
          </table:table-cell>
          <table:table-cell office:value-type="string" calcext:value-type="string">
            <text:p>[-47.508906418162724, -6.2505183802398, -8.851340741771097, -13.279482889902173]</text:p>
          </table:table-cell>
          <table:table-cell office:value-type="string" calcext:value-type="string">
            <text:p>[-47.784006993032754, -4.290422564122309, -5.4535203765461615, -8.663091483420793]</text:p>
          </table:table-cell>
          <table:table-cell office:value-type="string" calcext:value-type="string">
            <text:p>[-18.98631527533712, -4.546479226700995, -7.096736404962556, -11.070963210087204]</text:p>
          </table:table-cell>
          <table:table-cell office:value-type="string" calcext:value-type="string">
            <text:p>[-37.22509855941007, -3.922946124592297, -7.996924998046584, -11.912114577717524]</text:p>
          </table:table-cell>
          <table:table-cell office:value-type="string" calcext:value-type="string">
            <text:p>[-7.08944676854002, -3.4683817007966855, -6.640379023936038, -10.518637039294077]</text:p>
          </table:table-cell>
          <table:table-cell office:value-type="string" calcext:value-type="string">
            <text:p>[-50.580638510720654, -4.530812704167664, -6.4414128710360785, -10.396528971535336]</text:p>
          </table:table-cell>
          <table:table-cell office:value-type="string" calcext:value-type="string">
            <text:p>[-51.203897653868545, -4.228608719960336, -6.483903262166546, -10.233412960896192]</text:p>
          </table:table-cell>
          <table:table-cell office:value-type="string" calcext:value-type="string">
            <text:p>[-54.44124660178184, -7.222513572832789, -11.989832874527151, -21.28476028586588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57.40774142235483, -4.817669350318221, -6.233383673939841, -9.146883577744935]</text:p>
          </table:table-cell>
          <table:table-cell office:value-type="string" calcext:value-type="string">
            <text:p>[-59.77462001945612, -4.493470883431994, -5.151625913297031, -8.091265180730488]</text:p>
          </table:table-cell>
          <table:table-cell office:value-type="string" calcext:value-type="string">
            <text:p>[-68.77155531796353, -5.1076198316776455, -7.294693123875828, -13.101626110538312]</text:p>
          </table:table-cell>
          <table:table-cell office:value-type="string" calcext:value-type="string">
            <text:p>[-71.27164428637083, -5.05094252332654, -6.115437903989918, -9.297781102272662]</text:p>
          </table:table-cell>
          <table:table-cell office:value-type="string" calcext:value-type="string">
            <text:p>[-47.9651929328448, -5.131226189196658, -10.803804195101385, -17.75848257187034]</text:p>
          </table:table-cell>
          <table:table-cell office:value-type="string" calcext:value-type="string">
            <text:p>[-46.67245363257668, -4.725828504234375, -9.138147342284064, -13.276325542109468]</text:p>
          </table:table-cell>
          <table:table-cell office:value-type="string" calcext:value-type="string">
            <text:p>[-36.26013168250466, -4.274703283298376, -5.750565562266341, -8.920013032281137]</text:p>
          </table:table-cell>
          <table:table-cell office:value-type="string" calcext:value-type="string">
            <text:p>[-19.052132480776972, -4.60875033374466, -6.55838259344228, -9.669081564972126]</text:p>
          </table:table-cell>
          <table:table-cell office:value-type="string" calcext:value-type="string">
            <text:p>[-58.97402721854019, -5.763157068812297, -6.024746111917523, -9.602696560010271]</text:p>
          </table:table-cell>
          <table:table-cell office:value-type="string" calcext:value-type="string">
            <text:p>[-36.26013168250466, -4.274703283298376, -5.750565562266341, -8.920013032281137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55.94686787339938, -5.668487342590733, -6.629458590894011, -9.053379365727432]</text:p>
          </table:table-cell>
          <table:table-cell office:value-type="string" calcext:value-type="string">
            <text:p>[-69.99206213394417, -5.166683173671882, -6.255402655160736, -8.822410817828619]</text:p>
          </table:table-cell>
          <table:table-cell office:value-type="string" calcext:value-type="string">
            <text:p>[-55.929049433512205, -5.718568569545268, -7.2512977246344645, -9.540915713270914]</text:p>
          </table:table-cell>
          <table:table-cell office:value-type="string" calcext:value-type="string">
            <text:p>[-99.40602605229817, -6.277332139909686, -7.2991161187676346, -9.696778640485903]</text:p>
          </table:table-cell>
          <table:table-cell office:value-type="string" calcext:value-type="string">
            <text:p>[-18.221316326516757, -5.468973026596302, -6.9029584785847975, -9.105972868576107]</text:p>
          </table:table-cell>
          <table:table-cell office:value-type="string" calcext:value-type="string">
            <text:p>[-96.6019337755991, -7.16230379293612, -5.896475683155811, -8.51066920870409]</text:p>
          </table:table-cell>
          <table:table-cell office:value-type="string" calcext:value-type="string">
            <text:p>[-47.613080937103256, -5.362589832442066, -6.510144125389461, -8.884289679622315]</text:p>
          </table:table-cell>
          <table:table-cell office:value-type="string" calcext:value-type="string">
            <text:p>[-55.929049433512205, -5.718568569545268, -7.2512977246344645, -9.540915713270914]</text:p>
          </table:table-cell>
          <table:table-cell office:value-type="string" calcext:value-type="string">
            <text:p>[-59.2462020351483, -5.981481515984766, -7.268614881039137, -8.858603719307823]</text:p>
          </table:table-cell>
          <table:table-cell office:value-type="string" calcext:value-type="string">
            <text:p>[-93.47337584051152, -5.536073006671094, -6.119738812680797, -8.797226967270122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9871206825104146, 0.47107591530964515, 0.5280542850714856, 0.6011314150076713]</text:p>
          </table:table-cell>
          <table:table-cell office:value-type="string" calcext:value-type="string">
            <text:p>[0.2509230757318004, 0.4712487652866187, 0.5389852617208712, 0.6270446132033882]</text:p>
          </table:table-cell>
          <table:table-cell office:value-type="string" calcext:value-type="string">
            <text:p>[0.24952892662619602, 0.4700302721535056, 0.5303995589315736, 0.6080688553236571]</text:p>
          </table:table-cell>
          <table:table-cell office:value-type="string" calcext:value-type="string">
            <text:p>[0.24942283351019862, 0.46778049023633944, 0.5256530321122393, 0.5998866055019779]</text:p>
          </table:table-cell>
          <table:table-cell office:value-type="string" calcext:value-type="string">
            <text:p>[0.24952892662619602, 0.4700302721535056, 0.5303995589315736, 0.6080688553236571]</text:p>
          </table:table-cell>
          <table:table-cell office:value-type="string" calcext:value-type="string">
            <text:p>[0.2510181838247398, 0.46848363648194724, 0.5262651158961, 0.6009383375288536]</text:p>
          </table:table-cell>
          <table:table-cell office:value-type="string" calcext:value-type="string">
            <text:p>[0.24954383481280942, 0.4682181453816275, 0.5260829074226493, 0.5988108230692429]</text:p>
          </table:table-cell>
          <table:table-cell office:value-type="string" calcext:value-type="string">
            <text:p>[0.28524297959450406, 0.47148968448377476, 0.530967902806285, 0.6102691775791457]</text:p>
          </table:table-cell>
          <table:table-cell office:value-type="string" calcext:value-type="string">
            <text:p>[0.2503502982686509, 0.4683179508635022, 0.5262522573189379, 0.5994793800397097]</text:p>
          </table:table-cell>
          <table:table-cell office:value-type="string" calcext:value-type="string">
            <text:p>[0.24967113981087, 0.4715745444975474, 0.5312451276742738, 0.6076053363631375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493886856271761, 0.4680569331798541, 0.526147446779389, 0.5993948630493369]</text:p>
          </table:table-cell>
          <table:table-cell office:value-type="string" calcext:value-type="string">
            <text:p>[0.25068095737838125, 0.4723763828166006, 0.540695768395559, 0.6289408932077807]</text:p>
          </table:table-cell>
          <table:table-cell office:value-type="string" calcext:value-type="string">
            <text:p>[0.2912697760448916, 0.47282879039058906, 0.5366116770625509, 0.6254702246108083]</text:p>
          </table:table-cell>
          <table:table-cell office:value-type="string" calcext:value-type="string">
            <text:p>[0.2508200715997025, 0.46837824902262426, 0.526432653248164, 0.6015105607454477]</text:p>
          </table:table-cell>
          <table:table-cell office:value-type="string" calcext:value-type="string">
            <text:p>[0.24943988028495767, 0.46880152548611276, 0.5275573823545538, 0.6054330282811354]</text:p>
          </table:table-cell>
          <table:table-cell office:value-type="string" calcext:value-type="string">
            <text:p>[0.24920878212834327, 0.4685928081945534, 0.5297601963899086, 0.6122315388519336]</text:p>
          </table:table-cell>
          <table:table-cell office:value-type="string" calcext:value-type="string">
            <text:p>[0.24934325226464674, 0.46961490855505905, 0.5335808361961185, 0.6189546428826822]</text:p>
          </table:table-cell>
          <table:table-cell office:value-type="string" calcext:value-type="string">
            <text:p>[0.2991573452253249, 0.4743592248057886, 0.5326800424206549, 0.6076609972917013]</text:p>
          </table:table-cell>
          <table:table-cell office:value-type="string" calcext:value-type="string">
            <text:p>[0.29871206825104146, 0.47107591530964515, 0.5280542850714856, 0.6011314150076713]</text:p>
          </table:table-cell>
          <table:table-cell office:value-type="string" calcext:value-type="string">
            <text:p>[0.30496286647511084, 0.47262407064070516, 0.5298967180794006, 0.603075017426712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497610065354099, 0.4741810248421514, 0.5356989333087196, 0.6137678811998735]</text:p>
          </table:table-cell>
          <table:table-cell office:value-type="string" calcext:value-type="string">
            <text:p>[0.28533921128698125, 0.4724617085534882, 0.5330262923857202, 0.6152053703416486]</text:p>
          </table:table-cell>
          <table:table-cell office:value-type="string" calcext:value-type="string">
            <text:p>[0.31634332640359974, 0.4728581134291476, 0.5302163326760072, 0.607117301106451]</text:p>
          </table:table-cell>
          <table:table-cell office:value-type="string" calcext:value-type="string">
            <text:p>[0.2995958278394333, 0.4745353865890009, 0.5328063428861414, 0.6090355290363896]</text:p>
          </table:table-cell>
          <table:table-cell office:value-type="string" calcext:value-type="string">
            <text:p>[0.2999711878352525, 0.47848908990464417, 0.5384732380807244, 0.6176324859747457]</text:p>
          </table:table-cell>
          <table:table-cell office:value-type="string" calcext:value-type="string">
            <text:p>[0.2850638423866753, 0.47208754851868173, 0.5319455645556631, 0.6101930196881427]</text:p>
          </table:table-cell>
          <table:table-cell office:value-type="string" calcext:value-type="string">
            <text:p>[0.2509426848066517, 0.4714199505131625, 0.5318611569398835, 0.6093277357397318]</text:p>
          </table:table-cell>
          <table:table-cell office:value-type="string" calcext:value-type="string">
            <text:p>[0.3061186689660842, 0.4760697804292721, 0.5357839371328483, 0.6117661026812398]</text:p>
          </table:table-cell>
          <table:table-cell office:value-type="string" calcext:value-type="string">
            <text:p>[0.2506383165801252, 0.471564264589662, 0.53962161570187, 0.6292144589307377]</text:p>
          </table:table-cell>
          <table:table-cell office:value-type="string" calcext:value-type="string">
            <text:p>[0.2496448054719513, 0.4737834284177296, 0.5412052317353945, 0.6371035015637682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575708629235171, 0.4704153559011464, 0.5292667016926658, 0.6019951412798338]</text:p>
          </table:table-cell>
          <table:table-cell office:value-type="string" calcext:value-type="string">
            <text:p>[0.2997403135309335, 0.4782957941333467, 0.542326762867088, 0.6321684737199907]</text:p>
          </table:table-cell>
          <table:table-cell office:value-type="string" calcext:value-type="string">
            <text:p>[0.24968528292877964, 0.47111213055756623, 0.5308869775306927, 0.610220437945927]</text:p>
          </table:table-cell>
          <table:table-cell office:value-type="string" calcext:value-type="string">
            <text:p>[0.25090061494671206, 0.47341627600057284, 0.5371079317501161, 0.6193168126236515]</text:p>
          </table:table-cell>
          <table:table-cell office:value-type="string" calcext:value-type="string">
            <text:p>[0.2517181648178522, 0.4742139855927305, 0.5398717946724689, 0.6249556318431074]</text:p>
          </table:table-cell>
          <table:table-cell office:value-type="string" calcext:value-type="string">
            <text:p>[0.31844519555210105, 0.47284318649019197, 0.5317815567948336, 0.6116921406621858]</text:p>
          </table:table-cell>
          <table:table-cell office:value-type="string" calcext:value-type="string">
            <text:p>[0.25265579810193095, 0.4810862483672184, 0.5564596428508952, 0.6594537804773071]</text:p>
          </table:table-cell>
          <table:table-cell office:value-type="string" calcext:value-type="string">
            <text:p>[0.24917407269406183, 0.4717715778933864, 0.5354902366983639, 0.6169901524393565]</text:p>
          </table:table-cell>
          <table:table-cell office:value-type="string" calcext:value-type="string">
            <text:p>[0.2577832358537049, 0.4749982952603588, 0.5393358989887982, 0.6208058471990991]</text:p>
          </table:table-cell>
          <table:table-cell office:value-type="string" calcext:value-type="string">
            <text:p>[0.3106040581900793, 0.4715885685926302, 0.5288964033155656, 0.603692334875017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4999724629002487, 0.47517292799861416, 0.5351786345266883, 0.6165882752392415]</text:p>
          </table:table-cell>
          <table:table-cell office:value-type="string" calcext:value-type="string">
            <text:p>[0.252340107023976, 0.47635555968600773, 0.5374882589666232, 0.6255088170983646]</text:p>
          </table:table-cell>
          <table:table-cell office:value-type="string" calcext:value-type="string">
            <text:p>[0.2857896949754589, 0.4752750215854937, 0.5389918071310118, 0.6225068083165192]</text:p>
          </table:table-cell>
          <table:table-cell office:value-type="string" calcext:value-type="string">
            <text:p>[0.2584925413196746, 0.47264226968836637, 0.5340881072226142, 0.6108811274623532]</text:p>
          </table:table-cell>
          <table:table-cell office:value-type="string" calcext:value-type="string">
            <text:p>[0.25130825407856144, 0.4756934249618091, 0.5436679215791559, 0.6340701788537841]</text:p>
          </table:table-cell>
          <table:table-cell office:value-type="string" calcext:value-type="string">
            <text:p>[0.29185799625447306, 0.476612492763302, 0.5510657362570504, 0.6610984870208694]</text:p>
          </table:table-cell>
          <table:table-cell office:value-type="string" calcext:value-type="string">
            <text:p>[0.30661679091023697, 0.47871525148994026, 0.5361101537525406, 0.6082199620791751]</text:p>
          </table:table-cell>
          <table:table-cell office:value-type="string" calcext:value-type="string">
            <text:p>[0.24982380561208395, 0.4736702509807716, 0.5422925105877188, 0.637028768184355]</text:p>
          </table:table-cell>
          <table:table-cell office:value-type="string" calcext:value-type="string">
            <text:p>[0.3235029018345159, 0.4783573214462356, 0.5401825460551669, 0.619263866075194]</text:p>
          </table:table-cell>
          <table:table-cell office:value-type="string" calcext:value-type="string">
            <text:p>[0.3176763528178288, 0.4757840571514614, 0.5429981544893635, 0.6319760601677155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865520955734549, 0.4796654694232955, 0.5485873083138, 0.64594530673835]</text:p>
          </table:table-cell>
          <table:table-cell office:value-type="string" calcext:value-type="string">
            <text:p>[0.2529881022276776, 0.47318062686163076, 0.5478743383528389, 0.6424249705515019]</text:p>
          </table:table-cell>
          <table:table-cell office:value-type="string" calcext:value-type="string">
            <text:p>[0.2584442160706214, 0.4723039865691013, 0.5325468517068956, 0.6121564145004975]</text:p>
          </table:table-cell>
          <table:table-cell office:value-type="string" calcext:value-type="string">
            <text:p>[0.33698157005324875, 0.4786900765684905, 0.5424534623836533, 0.6300121149885433]</text:p>
          </table:table-cell>
          <table:table-cell office:value-type="string" calcext:value-type="string">
            <text:p>[0.28523640740232775, 0.4754240584964435, 0.5404417493504088, 0.6222168371351948]</text:p>
          </table:table-cell>
          <table:table-cell office:value-type="string" calcext:value-type="string">
            <text:p>[0.2598218888016464, 0.47747218038033606, 0.5477065249880229, 0.6345503506865185]</text:p>
          </table:table-cell>
          <table:table-cell office:value-type="string" calcext:value-type="string">
            <text:p>[0.3080633079188694, 0.4762283153846543, 0.5403459140520313, 0.6348230743003228]</text:p>
          </table:table-cell>
          <table:table-cell office:value-type="string" calcext:value-type="string">
            <text:p>[0.26064625200517116, 0.4758334409190901, 0.5521699061625722, 0.647712066606584]</text:p>
          </table:table-cell>
          <table:table-cell office:value-type="string" calcext:value-type="string">
            <text:p>[0.2549862811099793, 0.47862600375773445, 0.553769362089342, 0.657905057136036]</text:p>
          </table:table-cell>
          <table:table-cell office:value-type="string" calcext:value-type="string">
            <text:p>[0.3166247058709703, 0.48264652781459594, 0.5530533581831547, 0.6460159706623952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861025701741521, 0.4783983761302593, 0.5456172077630225, 0.634812745604123]</text:p>
          </table:table-cell>
          <table:table-cell office:value-type="string" calcext:value-type="string">
            <text:p>[0.3175563048249284, 0.4847641121151688, 0.5627618667945216, 0.663896853226133]</text:p>
          </table:table-cell>
          <table:table-cell office:value-type="string" calcext:value-type="string">
            <text:p>[0.2592982255185788, 0.4754977328212943, 0.5443962723007579, 0.6347225519365444]</text:p>
          </table:table-cell>
          <table:table-cell office:value-type="string" calcext:value-type="string">
            <text:p>[0.3165061287218348, 0.4824108483254701, 0.5531744461655153, 0.6420091027063939]</text:p>
          </table:table-cell>
          <table:table-cell office:value-type="string" calcext:value-type="string">
            <text:p>[0.25816376258081675, 0.4768100888558098, 0.5512147522376829, 0.6583693264434164]</text:p>
          </table:table-cell>
          <table:table-cell office:value-type="string" calcext:value-type="string">
            <text:p>[0.395467896323996, 0.48456511582209727, 0.5506236087896683, 0.6388201412463655]</text:p>
          </table:table-cell>
          <table:table-cell office:value-type="string" calcext:value-type="string">
            <text:p>[0.3172478011734488, 0.47576759469240176, 0.5441263215090419, 0.6409922244800587]</text:p>
          </table:table-cell>
          <table:table-cell office:value-type="string" calcext:value-type="string">
            <text:p>[0.3180743962961956, 0.4846913791027078, 0.5562717414378583, 0.647126252590211]</text:p>
          </table:table-cell>
          <table:table-cell office:value-type="string" calcext:value-type="string">
            <text:p>[0.3333980820458651, 0.4768322683000539, 0.5409542673510828, 0.6269849692929799]</text:p>
          </table:table-cell>
          <table:table-cell office:value-type="string" calcext:value-type="string">
            <text:p>[0.3009187822653854, 0.47574480666848257, 0.5397403337735982, 0.6301778388258136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562424553229645, 0.47779777044735566, 0.5487818635353654, 0.648485788682491]</text:p>
          </table:table-cell>
          <table:table-cell office:value-type="string" calcext:value-type="string">
            <text:p>[0.29695986115696704, 0.48108823921996, 0.558538556448416, 0.6718900461922241]</text:p>
          </table:table-cell>
          <table:table-cell office:value-type="string" calcext:value-type="string">
            <text:p>[0.3196833822299913, 0.491216506956044, 0.567359585187434, 0.6681549475508664]</text:p>
          </table:table-cell>
          <table:table-cell office:value-type="string" calcext:value-type="string">
            <text:p>[0.3142862347100353, 0.477189145706736, 0.5346788978277935, 0.6087491947293373]</text:p>
          </table:table-cell>
          <table:table-cell office:value-type="string" calcext:value-type="string">
            <text:p>[0.2870840670865804, 0.4818550973661349, 0.5505561043885774, 0.6469635617868824]</text:p>
          </table:table-cell>
          <table:table-cell office:value-type="string" calcext:value-type="string">
            <text:p>[0.2526745104063483, 0.47819948435113735, 0.5515176719790449, 0.6485102906359657]</text:p>
          </table:table-cell>
          <table:table-cell office:value-type="string" calcext:value-type="string">
            <text:p>[0.2990479769416717, 0.4819767201896141, 0.5452987830712422, 0.6321807283088472]</text:p>
          </table:table-cell>
          <table:table-cell office:value-type="string" calcext:value-type="string">
            <text:p>[0.2922204054883229, 0.4789053750758896, 0.5464160330255454, 0.6362945299880378]</text:p>
          </table:table-cell>
          <table:table-cell office:value-type="string" calcext:value-type="string">
            <text:p>[0.33776680366595213, 0.4873622089126385, 0.5525712172077939, 0.6492950923080556]</text:p>
          </table:table-cell>
          <table:table-cell office:value-type="string" calcext:value-type="string">
            <text:p>[0.3194878363122125, 0.48665255288220444, 0.5605514636335054, 0.6544219733624954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9573226750969376, 0.4841764823819475, 0.5475619197625995, 0.6383792301860897]</text:p>
          </table:table-cell>
          <table:table-cell office:value-type="string" calcext:value-type="string">
            <text:p>[0.29168226698423605, 0.48009060940869097, 0.5540954539525066, 0.6581652767093281]</text:p>
          </table:table-cell>
          <table:table-cell office:value-type="string" calcext:value-type="string">
            <text:p>[0.3633999245384601, 0.4789828497224096, 0.5379026734899736, 0.6146000728479396]</text:p>
          </table:table-cell>
          <table:table-cell office:value-type="string" calcext:value-type="string">
            <text:p>[0.3222402539685401, 0.48340444486736517, 0.5656884315253161, 0.6783756235699797]</text:p>
          </table:table-cell>
          <table:table-cell office:value-type="string" calcext:value-type="string">
            <text:p>[0.31169879147460194, 0.4829220908401573, 0.5475357537721314, 0.6315901799770682]</text:p>
          </table:table-cell>
          <table:table-cell office:value-type="string" calcext:value-type="string">
            <text:p>[0.31491379612539333, 0.4765668003616779, 0.537650966241903, 0.6213320556479051]</text:p>
          </table:table-cell>
          <table:table-cell office:value-type="string" calcext:value-type="string">
            <text:p>[0.2597228282420438, 0.4779410033919523, 0.5548626059447703, 0.6606652199394164]</text:p>
          </table:table-cell>
          <table:table-cell office:value-type="string" calcext:value-type="string">
            <text:p>[0.3143100535461467, 0.4813005313412953, 0.5478317776191847, 0.6409347803177794]</text:p>
          </table:table-cell>
          <table:table-cell office:value-type="string" calcext:value-type="string">
            <text:p>[0.3195281615216328, 0.4859521951361485, 0.557904401927189, 0.6537893094806687]</text:p>
          </table:table-cell>
          <table:table-cell office:value-type="string" calcext:value-type="string">
            <text:p>[0.3705809800548368, 0.4799069076707438, 0.5472671070959485, 0.6383095376736737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1751200848051564, 0.48549956001282657, 0.5614466720516555, 0.6657283694463498]</text:p>
          </table:table-cell>
          <table:table-cell office:value-type="string" calcext:value-type="string">
            <text:p>[0.3093567751425907, 0.48077689118521083, 0.5523247464885714, 0.6557065523732859]</text:p>
          </table:table-cell>
          <table:table-cell office:value-type="string" calcext:value-type="string">
            <text:p>[0.40212847014542263, 0.4888626003955125, 0.5672082578072024, 0.6832128935100987]</text:p>
          </table:table-cell>
          <table:table-cell office:value-type="string" calcext:value-type="string">
            <text:p>[0.315217910517153, 0.4824566765108655, 0.5497268660408888, 0.6492394309661452]</text:p>
          </table:table-cell>
          <table:table-cell office:value-type="string" calcext:value-type="string">
            <text:p>[0.3621202122258122, 0.4833423352603899, 0.5511116862415499, 0.6450277937048611]</text:p>
          </table:table-cell>
          <table:table-cell office:value-type="string" calcext:value-type="string">
            <text:p>[0.3433739147952171, 0.4827142847774623, 0.5553858616627735, 0.653418129866043]</text:p>
          </table:table-cell>
          <table:table-cell office:value-type="string" calcext:value-type="string">
            <text:p>[0.4336292408661329, 0.4842440532697387, 0.5494144781331842, 0.6513445756010984]</text:p>
          </table:table-cell>
          <table:table-cell office:value-type="string" calcext:value-type="string">
            <text:p>[0.346021348973839, 0.4820780927101372, 0.5487049134756474, 0.6504118859241351]</text:p>
          </table:table-cell>
          <table:table-cell office:value-type="string" calcext:value-type="string">
            <text:p>[0.2617539055868501, 0.48806555656273104, 0.5698419618294118, 0.6788155537072795]</text:p>
          </table:table-cell>
          <table:table-cell office:value-type="string" calcext:value-type="string">
            <text:p>[0.34263136559437274, 0.47717967191639404, 0.5407534661878161, 0.6243962078326794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4033283148133187, 0.4913331227001324, 0.5674082482776797, 0.6691997430600435]</text:p>
          </table:table-cell>
          <table:table-cell office:value-type="string" calcext:value-type="string">
            <text:p>[0.3687059465018141, 0.48615662773153245, 0.554549151075834, 0.6524702179037406]</text:p>
          </table:table-cell>
          <table:table-cell office:value-type="string" calcext:value-type="string">
            <text:p>[0.43299997422639974, 0.4846991414691754, 0.5433776321642145, 0.6331711097718625]</text:p>
          </table:table-cell>
          <table:table-cell office:value-type="string" calcext:value-type="string">
            <text:p>[0.3423879572570985, 0.4799625093416478, 0.5456999046000599, 0.6398192021115665]</text:p>
          </table:table-cell>
          <table:table-cell office:value-type="string" calcext:value-type="string">
            <text:p>[0.3245247089129189, 0.4809212807999899, 0.550712776710524, 0.644926452701569]</text:p>
          </table:table-cell>
          <table:table-cell office:value-type="string" calcext:value-type="string">
            <text:p>[0.3439163400891721, 0.4840315840642305, 0.5555378467380966, 0.6591492679218152]</text:p>
          </table:table-cell>
          <table:table-cell office:value-type="string" calcext:value-type="string">
            <text:p>[0.3479162873604727, 0.48489889076004644, 0.5512642863257778, 0.6487437731511587]</text:p>
          </table:table-cell>
          <table:table-cell office:value-type="string" calcext:value-type="string">
            <text:p>[0.262889139792223, 0.47929428723379525, 0.556690046038304, 0.6620674121012367]</text:p>
          </table:table-cell>
          <table:table-cell office:value-type="string" calcext:value-type="string">
            <text:p>[0.25950411801951045, 0.4846192986519979, 0.5740472024819603, 0.6937345860651365]</text:p>
          </table:table-cell>
          <table:table-cell office:value-type="string" calcext:value-type="string">
            <text:p>[0.44073145931032226, 0.4905233838626059, 0.5517819471442776, 0.6460266924867856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4057059115000719, 0.49302588434373507, 0.5639369594393633, 0.6766388552284622]</text:p>
          </table:table-cell>
          <table:table-cell office:value-type="string" calcext:value-type="string">
            <text:p>[0.43722022335473987, 0.49022456681663656, 0.5602913241527978, 0.6621880927951902]</text:p>
          </table:table-cell>
          <table:table-cell office:value-type="string" calcext:value-type="string">
            <text:p>[0.262186440893267, 0.4789232085843582, 0.5552102677768843, 0.6600625174598939]</text:p>
          </table:table-cell>
          <table:table-cell office:value-type="string" calcext:value-type="string">
            <text:p>[0.31525619749973427, 0.4817700805769835, 0.5495531509630587, 0.6417642118746857]</text:p>
          </table:table-cell>
          <table:table-cell office:value-type="string" calcext:value-type="string">
            <text:p>[0.3428722577098303, 0.48766282712923364, 0.5661569434620886, 0.6776276607894911]</text:p>
          </table:table-cell>
          <table:table-cell office:value-type="string" calcext:value-type="string">
            <text:p>[0.3301557803426199, 0.48271780640807505, 0.5558459475060356, 0.6623752121464883]</text:p>
          </table:table-cell>
          <table:table-cell office:value-type="string" calcext:value-type="string">
            <text:p>[0.3386666695846152, 0.4953034342278388, 0.5951585275073137, 0.7457532627547255]</text:p>
          </table:table-cell>
          <table:table-cell office:value-type="string" calcext:value-type="string">
            <text:p>[0.3212764840150223, 0.49167670332657215, 0.57513794885855, 0.6931978684848618]</text:p>
          </table:table-cell>
          <table:table-cell office:value-type="string" calcext:value-type="string">
            <text:p>[0.31600485405497064, 0.4847931934311656, 0.5588461930176057, 0.6694694280365093]</text:p>
          </table:table-cell>
          <table:table-cell office:value-type="string" calcext:value-type="string">
            <text:p>[0.31281874021128164, 0.4830825389583405, 0.5529278581344539, 0.653809690131779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396936389225906, 0.49033149195944403, 0.5812473479960562, 0.6999009240470468]</text:p>
          </table:table-cell>
          <table:table-cell office:value-type="string" calcext:value-type="string">
            <text:p>[0.3523602579663166, 0.48772043507874246, 0.5564464624235029, 0.6499844573938078]</text:p>
          </table:table-cell>
          <table:table-cell office:value-type="string" calcext:value-type="string">
            <text:p>[0.2771754952734315, 0.48037336883863235, 0.5495881630725903, 0.6453105989836789]</text:p>
          </table:table-cell>
          <table:table-cell office:value-type="string" calcext:value-type="string">
            <text:p>[0.45138257756195316, 0.4895374628221959, 0.5610697020253724, 0.6669223939730589]</text:p>
          </table:table-cell>
          <table:table-cell office:value-type="string" calcext:value-type="string">
            <text:p>[0.43761804426273, 0.48733798895619895, 0.5513036189369633, 0.6481989652422568]</text:p>
          </table:table-cell>
          <table:table-cell office:value-type="string" calcext:value-type="string">
            <text:p>[0.3449080569828485, 0.4884535565693883, 0.5576031777124747, 0.6591164778324502]</text:p>
          </table:table-cell>
          <table:table-cell office:value-type="string" calcext:value-type="string">
            <text:p>[0.35282924477288424, 0.4929874692342542, 0.5589928805570171, 0.6434644708283703]</text:p>
          </table:table-cell>
          <table:table-cell office:value-type="string" calcext:value-type="string">
            <text:p>[0.25890256874192696, 0.4796405107687192, 0.5500508859533779, 0.6467728316392388]</text:p>
          </table:table-cell>
          <table:table-cell office:value-type="string" calcext:value-type="string">
            <text:p>[0.3928111400513978, 0.49393429057597155, 0.5692686327758886, 0.67543985069453]</text:p>
          </table:table-cell>
          <table:table-cell office:value-type="string" calcext:value-type="string">
            <text:p>[0.3617107175578415, 0.48618063470894113, 0.5531356917003014, 0.6458621223271004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6579642717582087, 0.5042560571002123, 0.5880540381221243, 0.7240911971221947]</text:p>
          </table:table-cell>
          <table:table-cell office:value-type="string" calcext:value-type="string">
            <text:p>[0.32126968258952554, 0.49931931269310337, 0.5790181392570409, 0.6930085423703096]</text:p>
          </table:table-cell>
          <table:table-cell office:value-type="string" calcext:value-type="string">
            <text:p>[0.4101730467545466, 0.496931665274427, 0.5710132404928961, 0.6788863533407786]</text:p>
          </table:table-cell>
          <table:table-cell office:value-type="string" calcext:value-type="string">
            <text:p>[0.40865569485227177, 0.48782957895558327, 0.5540756339335908, 0.6516461810438174]</text:p>
          </table:table-cell>
          <table:table-cell office:value-type="string" calcext:value-type="string">
            <text:p>[0.3310179167900316, 0.4894172512005069, 0.5625828205956412, 0.6657341009263013]</text:p>
          </table:table-cell>
          <table:table-cell office:value-type="string" calcext:value-type="string">
            <text:p>[0.34624232974595914, 0.48632904125453746, 0.5663498360082501, 0.6705472908171267]</text:p>
          </table:table-cell>
          <table:table-cell office:value-type="string" calcext:value-type="string">
            <text:p>[0.2672457592668441, 0.48403346323718577, 0.5601875996695699, 0.6619825823754074]</text:p>
          </table:table-cell>
          <table:table-cell office:value-type="string" calcext:value-type="string">
            <text:p>[0.4213269788173024, 0.49032657018493137, 0.5581074298089074, 0.6615689019172484]</text:p>
          </table:table-cell>
          <table:table-cell office:value-type="string" calcext:value-type="string">
            <text:p>[0.3887655524040027, 0.4882089196618417, 0.5582766395798967, 0.6610310081835233]</text:p>
          </table:table-cell>
          <table:table-cell office:value-type="string" calcext:value-type="string">
            <text:p>[0.43942647980700533, 0.504027788244633, 0.5883457161922772, 0.726072268225664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3667936974074273, 0.4919711519832175, 0.557189264106866, 0.6539841975203164]</text:p>
          </table:table-cell>
          <table:table-cell office:value-type="string" calcext:value-type="string">
            <text:p>[0.4528585750244926, 0.48989532367331534, 0.5517204443773747, 0.6480197545732983]</text:p>
          </table:table-cell>
          <table:table-cell office:value-type="string" calcext:value-type="string">
            <text:p>[0.45348616006389936, 0.49197650406326177, 0.5630051871685903, 0.6775334829966824]</text:p>
          </table:table-cell>
          <table:table-cell office:value-type="string" calcext:value-type="string">
            <text:p>[0.46718802436420426, 0.49285679807510097, 0.5570126383856311, 0.6555396403404088]</text:p>
          </table:table-cell>
          <table:table-cell office:value-type="string" calcext:value-type="string">
            <text:p>[0.351379811989919, 0.49178336525929905, 0.5814812961275754, 0.7068482284222931]</text:p>
          </table:table-cell>
          <table:table-cell office:value-type="string" calcext:value-type="string">
            <text:p>[0.34835812606626065, 0.49026576360250906, 0.5723171723083453, 0.6787296399389149]</text:p>
          </table:table-cell>
          <table:table-cell office:value-type="string" calcext:value-type="string">
            <text:p>[0.3647698634389917, 0.48768316754865215, 0.5563648930605343, 0.6536336303623955]</text:p>
          </table:table-cell>
          <table:table-cell office:value-type="string" calcext:value-type="string">
            <text:p>[0.3212997110979276, 0.48982878614536685, 0.5598289997319019, 0.6577231184136824]</text:p>
          </table:table-cell>
          <table:table-cell office:value-type="string" calcext:value-type="string">
            <text:p>[0.4598916814358758, 0.4954438342370151, 0.5565790953426146, 0.6573602214557085]</text:p>
          </table:table-cell>
          <table:table-cell office:value-type="string" calcext:value-type="string">
            <text:p>[0.3647698634389917, 0.48768316754865215, 0.5563648930605343, 0.653633630362395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407300689000976, 0.4946016343959831, 0.5592663305078885, 0.6540073025791814]</text:p>
          </table:table-cell>
          <table:table-cell office:value-type="string" calcext:value-type="string">
            <text:p>[0.45491518961033456, 0.4922976471594005, 0.5572382683223632, 0.6523262092206025]</text:p>
          </table:table-cell>
          <table:table-cell office:value-type="string" calcext:value-type="string">
            <text:p>[0.41798388670087167, 0.4958751019773058, 0.5638592658652012, 0.6567453122943494]</text:p>
          </table:table-cell>
          <table:table-cell office:value-type="string" calcext:value-type="string">
            <text:p>[0.4824675020245496, 0.49714462529417225, 0.5624184089332119, 0.6570231690006151]</text:p>
          </table:table-cell>
          <table:table-cell office:value-type="string" calcext:value-type="string">
            <text:p>[0.34665998267461523, 0.49668249323271146, 0.5619472176065525, 0.6546320939917815]</text:p>
          </table:table-cell>
          <table:table-cell office:value-type="string" calcext:value-type="string">
            <text:p>[0.5038326120725043, 0.5018448753134996, 0.556092610613349, 0.651029938442004]</text:p>
          </table:table-cell>
          <table:table-cell office:value-type="string" calcext:value-type="string">
            <text:p>[0.4135224200592758, 0.4931272512160601, 0.5591811189578886, 0.6532594124648351]</text:p>
          </table:table-cell>
          <table:table-cell office:value-type="string" calcext:value-type="string">
            <text:p>[0.41798388670087167, 0.4958751019773058, 0.5638592658652012, 0.6567453122943494]</text:p>
          </table:table-cell>
          <table:table-cell office:value-type="string" calcext:value-type="string">
            <text:p>[0.42642543782580844, 0.4976754120669471, 0.5636974636118518, 0.6528125555906616]</text:p>
          </table:table-cell>
          <table:table-cell office:value-type="string" calcext:value-type="string">
            <text:p>[0.49125281773063373, 0.4949542260023808, 0.556242173588882, 0.6522174796822845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dh09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dh09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ap01']</text:p>
          </table:table-cell>
          <table:table-cell office:value-type="string" calcext:value-type="string">
            <text:p>['dh10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3', 'dh06']</text:p>
          </table:table-cell>
          <table:table-cell office:value-type="string" calcext:value-type="string">
            <text:p>['ap05', 'dh01']</text:p>
          </table:table-cell>
          <table:table-cell office:value-type="string" calcext:value-type="string">
            <text:p>['ap04', 'ap05']</text:p>
          </table:table-cell>
          <table:table-cell office:value-type="string" calcext:value-type="string">
            <text:p>['dh05', 'dh06']</text:p>
          </table:table-cell>
          <table:table-cell office:value-type="string" calcext:value-type="string">
            <text:p>['ap06', 'dh06']</text:p>
          </table:table-cell>
          <table:table-cell office:value-type="string" calcext:value-type="string">
            <text:p>['dh01', 'dh08']</text:p>
          </table:table-cell>
          <table:table-cell office:value-type="string" calcext:value-type="string">
            <text:p>['dh06', 'dh11']</text:p>
          </table:table-cell>
          <table:table-cell office:value-type="string" calcext:value-type="string">
            <text:p>['ap07', 'dh10']</text:p>
          </table:table-cell>
          <table:table-cell office:value-type="string" calcext:value-type="string">
            <text:p>['ap07', 'dh04']</text:p>
          </table:table-cell>
          <table:table-cell office:value-type="string" calcext:value-type="string">
            <text:p>['ap03', 'ap07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3', 'dh07', 'dh10']</text:p>
          </table:table-cell>
          <table:table-cell office:value-type="string" calcext:value-type="string">
            <text:p>['ap04', 'dh04', 'dh07']</text:p>
          </table:table-cell>
          <table:table-cell office:value-type="string" calcext:value-type="string">
            <text:p>['ap04', 'ap07', 'dh06']</text:p>
          </table:table-cell>
          <table:table-cell office:value-type="string" calcext:value-type="string">
            <text:p>['ap06', 'ap07', 'dh04']</text:p>
          </table:table-cell>
          <table:table-cell office:value-type="string" calcext:value-type="string">
            <text:p>['ap06', 'ap07', 'dh10']</text:p>
          </table:table-cell>
          <table:table-cell office:value-type="string" calcext:value-type="string">
            <text:p>['ap04', 'dh03', 'dh06']</text:p>
          </table:table-cell>
          <table:table-cell office:value-type="string" calcext:value-type="string">
            <text:p>['dh01', 'dh05', 'dh09']</text:p>
          </table:table-cell>
          <table:table-cell office:value-type="string" calcext:value-type="string">
            <text:p>['ap03', 'ap07', 'dh09']</text:p>
          </table:table-cell>
          <table:table-cell office:value-type="string" calcext:value-type="string">
            <text:p>['ap05', 'dh06', 'dh07']</text:p>
          </table:table-cell>
          <table:table-cell office:value-type="string" calcext:value-type="string">
            <text:p>['ap06', 'dh08', 'dh09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3', 'dh01', 'dh03', 'dh04']</text:p>
          </table:table-cell>
          <table:table-cell office:value-type="string" calcext:value-type="string">
            <text:p>['ap01', 'ap06', 'ap07', 'dh08']</text:p>
          </table:table-cell>
          <table:table-cell office:value-type="string" calcext:value-type="string">
            <text:p>['ap01', 'ap06', 'dh03', 'dh07']</text:p>
          </table:table-cell>
          <table:table-cell office:value-type="string" calcext:value-type="string">
            <text:p>['dh02', 'dh03', 'dh08', 'dh10']</text:p>
          </table:table-cell>
          <table:table-cell office:value-type="string" calcext:value-type="string">
            <text:p>['ap05', 'ap06', 'dh02', 'dh07']</text:p>
          </table:table-cell>
          <table:table-cell office:value-type="string" calcext:value-type="string">
            <text:p>['ap01', 'ap04', 'ap06', 'dh04']</text:p>
          </table:table-cell>
          <table:table-cell office:value-type="string" calcext:value-type="string">
            <text:p>['ap01', 'ap05', 'dh07', 'dh10']</text:p>
          </table:table-cell>
          <table:table-cell office:value-type="string" calcext:value-type="string">
            <text:p>['dh01', 'dh04', 'dh07', 'dh09']</text:p>
          </table:table-cell>
          <table:table-cell office:value-type="string" calcext:value-type="string">
            <text:p>['ap03', 'dh04', 'dh07', 'dh10']</text:p>
          </table:table-cell>
          <table:table-cell office:value-type="string" calcext:value-type="string">
            <text:p>['ap07', 'dh01', 'dh05', 'dh06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ap06', 'dh04', 'dh05', 'dh10']</text:p>
          </table:table-cell>
          <table:table-cell office:value-type="string" calcext:value-type="string">
            <text:p>['ap01', 'ap05', 'ap06', 'dh06', 'dh09']</text:p>
          </table:table-cell>
          <table:table-cell office:value-type="string" calcext:value-type="string">
            <text:p>['ap04', 'dh01', 'dh04', 'dh05', 'dh09']</text:p>
          </table:table-cell>
          <table:table-cell office:value-type="string" calcext:value-type="string">
            <text:p>['ap03', 'dh01', 'dh03', 'dh05', 'dh09']</text:p>
          </table:table-cell>
          <table:table-cell office:value-type="string" calcext:value-type="string">
            <text:p>['dh03', 'dh05', 'dh09', 'dh10', 'dh11']</text:p>
          </table:table-cell>
          <table:table-cell office:value-type="string" calcext:value-type="string">
            <text:p>['ap04', 'ap05', 'dh06', 'dh07', 'dh08']</text:p>
          </table:table-cell>
          <table:table-cell office:value-type="string" calcext:value-type="string">
            <text:p>['ap03', 'ap07', 'dh03', 'dh04', 'dh10']</text:p>
          </table:table-cell>
          <table:table-cell office:value-type="string" calcext:value-type="string">
            <text:p>['ap06', 'dh07', 'dh09', 'dh10', 'dh11']</text:p>
          </table:table-cell>
          <table:table-cell office:value-type="string" calcext:value-type="string">
            <text:p>['ap04', 'ap07', 'dh02', 'dh03', 'dh09']</text:p>
          </table:table-cell>
          <table:table-cell office:value-type="string" calcext:value-type="string">
            <text:p>['ap07', 'dh01', 'dh02', 'dh05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1', 'ap04', 'dh05', 'dh06', 'dh07', 'dh11']</text:p>
          </table:table-cell>
          <table:table-cell office:value-type="string" calcext:value-type="string">
            <text:p>['ap05', 'dh01', 'dh02', 'dh05', 'dh06', 'dh11']</text:p>
          </table:table-cell>
          <table:table-cell office:value-type="string" calcext:value-type="string">
            <text:p>['ap03', 'ap06', 'dh01', 'dh03', 'dh04', 'dh05']</text:p>
          </table:table-cell>
          <table:table-cell office:value-type="string" calcext:value-type="string">
            <text:p>['ap04', 'ap05', 'ap06', 'dh04', 'dh09', 'dh10']</text:p>
          </table:table-cell>
          <table:table-cell office:value-type="string" calcext:value-type="string">
            <text:p>['ap04', 'dh01', 'dh02', 'dh03', 'dh05', 'dh06']</text:p>
          </table:table-cell>
          <table:table-cell office:value-type="string" calcext:value-type="string">
            <text:p>['ap03', 'dh02', 'dh04', 'dh06', 'dh10', 'dh11']</text:p>
          </table:table-cell>
          <table:table-cell office:value-type="string" calcext:value-type="string">
            <text:p>['ap03', 'ap06', 'ap07', 'dh03', 'dh05', 'dh08']</text:p>
          </table:table-cell>
          <table:table-cell office:value-type="string" calcext:value-type="string">
            <text:p>['ap03', 'ap05', 'dh01', 'dh02', 'dh05', 'dh11']</text:p>
          </table:table-cell>
          <table:table-cell office:value-type="string" calcext:value-type="string">
            <text:p>['ap05', 'ap06', 'dh01', 'dh05', 'dh07', 'dh11']</text:p>
          </table:table-cell>
          <table:table-cell office:value-type="string" calcext:value-type="string">
            <text:p>['ap01', 'ap03', 'ap05', 'ap07', 'dh01', 'dh05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4', 'dh01', 'dh02', 'dh03', 'dh04', 'dh08', 'dh10']</text:p>
          </table:table-cell>
          <table:table-cell office:value-type="string" calcext:value-type="string">
            <text:p>['ap04', 'ap06', 'dh02', 'dh05', 'dh06', 'dh10', 'dh11']</text:p>
          </table:table-cell>
          <table:table-cell office:value-type="string" calcext:value-type="string">
            <text:p>['ap01', 'ap03', 'ap05', 'dh03', 'dh05', 'dh06', 'dh07']</text:p>
          </table:table-cell>
          <table:table-cell office:value-type="string" calcext:value-type="string">
            <text:p>['ap01', 'ap05', 'ap07', 'dh02', 'dh03', 'dh09', 'dh10']</text:p>
          </table:table-cell>
          <table:table-cell office:value-type="string" calcext:value-type="string">
            <text:p>['ap03', 'ap05', 'ap06', 'dh01', 'dh05', 'dh08', 'dh11']</text:p>
          </table:table-cell>
          <table:table-cell office:value-type="string" calcext:value-type="string">
            <text:p>['ap04', 'ap05', 'ap06', 'ap07', 'dh01', 'dh02', 'dh09']</text:p>
          </table:table-cell>
          <table:table-cell office:value-type="string" calcext:value-type="string">
            <text:p>['ap01', 'ap07', 'dh02', 'dh06', 'dh07', 'dh08', 'dh11']</text:p>
          </table:table-cell>
          <table:table-cell office:value-type="string" calcext:value-type="string">
            <text:p>['ap03', 'ap05', 'ap07', 'dh02', 'dh03', 'dh09', 'dh10']</text:p>
          </table:table-cell>
          <table:table-cell office:value-type="string" calcext:value-type="string">
            <text:p>['ap04', 'ap05', 'ap07', 'dh01', 'dh02', 'dh03', 'dh06']</text:p>
          </table:table-cell>
          <table:table-cell office:value-type="string" calcext:value-type="string">
            <text:p>['ap07', 'dh03', 'dh04', 'dh05', 'dh08', 'dh09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5', 'ap06', 'dh01', 'dh03', 'dh08', 'dh11']</text:p>
          </table:table-cell>
          <table:table-cell office:value-type="string" calcext:value-type="string">
            <text:p>['ap03', 'ap04', 'ap05', 'dh01', 'dh05', 'dh06', 'dh07', 'dh08']</text:p>
          </table:table-cell>
          <table:table-cell office:value-type="string" calcext:value-type="string">
            <text:p>['ap01', 'ap03', 'ap05', 'ap07', 'dh02', 'dh04', 'dh09', 'dh10']</text:p>
          </table:table-cell>
          <table:table-cell office:value-type="string" calcext:value-type="string">
            <text:p>['ap01', 'ap03', 'ap07', 'dh01', 'dh03', 'dh04', 'dh05', 'dh06']</text:p>
          </table:table-cell>
          <table:table-cell office:value-type="string" calcext:value-type="string">
            <text:p>['ap01', 'ap04', 'dh04', 'dh05', 'dh06', 'dh07', 'dh08', 'dh10']</text:p>
          </table:table-cell>
          <table:table-cell office:value-type="string" calcext:value-type="string">
            <text:p>['ap01', 'ap06', 'dh02', 'dh03', 'dh05', 'dh07', 'dh09', 'dh11']</text:p>
          </table:table-cell>
          <table:table-cell office:value-type="string" calcext:value-type="string">
            <text:p>['ap01', 'ap07', 'dh04', 'dh05', 'dh06', 'dh08', 'dh09', 'dh10']</text:p>
          </table:table-cell>
          <table:table-cell office:value-type="string" calcext:value-type="string">
            <text:p>['ap03', 'ap04', 'dh01', 'dh02', 'dh03', 'dh06', 'dh07', 'dh08']</text:p>
          </table:table-cell>
          <table:table-cell office:value-type="string" calcext:value-type="string">
            <text:p>['ap01', 'ap04', 'ap05', 'ap06', 'dh04', 'dh06', 'dh09', 'dh10']</text:p>
          </table:table-cell>
          <table:table-cell office:value-type="string" calcext:value-type="string">
            <text:p>['ap01', 'ap03', 'ap05', 'ap07', 'dh02', 'dh03', 'dh09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4', 'ap05', 'ap06', 'ap07', 'dh04', 'dh06', 'dh07', 'dh09', 'dh10']</text:p>
          </table:table-cell>
          <table:table-cell office:value-type="string" calcext:value-type="string">
            <text:p>['ap01', 'ap04', 'ap05', 'dh02', 'dh03', 'dh04', 'dh06', 'dh07', 'dh11']</text:p>
          </table:table-cell>
          <table:table-cell office:value-type="string" calcext:value-type="string">
            <text:p>['ap01', 'ap03', 'ap04', 'ap06', 'ap07', 'dh02', 'dh03', 'dh04', 'dh06']</text:p>
          </table:table-cell>
          <table:table-cell office:value-type="string" calcext:value-type="string">
            <text:p>['ap03', 'ap05', 'ap07', 'dh02', 'dh03', 'dh05', 'dh06', 'dh07', 'dh08']</text:p>
          </table:table-cell>
          <table:table-cell office:value-type="string" calcext:value-type="string">
            <text:p>['ap01', 'ap06', 'ap07', 'dh01', 'dh03', 'dh04', 'dh05', 'dh07', 'dh10']</text:p>
          </table:table-cell>
          <table:table-cell office:value-type="string" calcext:value-type="string">
            <text:p>['ap01', 'ap03', 'ap07', 'dh01', 'dh03', 'dh04', 'dh05', 'dh06', 'dh08']</text:p>
          </table:table-cell>
          <table:table-cell office:value-type="string" calcext:value-type="string">
            <text:p>['ap03', 'ap05', 'ap06', 'dh01', 'dh02', 'dh05', 'dh06', 'dh09', 'dh11']</text:p>
          </table:table-cell>
          <table:table-cell office:value-type="string" calcext:value-type="string">
            <text:p>['ap06', 'ap07', 'dh02', 'dh03', 'dh04', 'dh06', 'dh07', 'dh09', 'dh11']</text:p>
          </table:table-cell>
          <table:table-cell office:value-type="string" calcext:value-type="string">
            <text:p>['ap03', 'ap05', 'ap07', 'dh01', 'dh02', 'dh03', 'dh04', 'dh07', 'dh11']</text:p>
          </table:table-cell>
          <table:table-cell office:value-type="string" calcext:value-type="string">
            <text:p>['ap01', 'ap03', 'ap04', 'ap06', 'ap07', 'dh02', 'dh05', 'dh07', 'dh08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3', 'ap05', 'ap07', 'dh01', 'dh03', 'dh04', 'dh07', 'dh08', 'dh11']</text:p>
          </table:table-cell>
          <table:table-cell office:value-type="string" calcext:value-type="string">
            <text:p>['ap01', 'ap03', 'ap06', 'ap07', 'dh03', 'dh05', 'dh06', 'dh07', 'dh08', 'dh11']</text:p>
          </table:table-cell>
          <table:table-cell office:value-type="string" calcext:value-type="string">
            <text:p>['ap04', 'ap05', 'ap06', 'ap07', 'dh01', 'dh03', 'dh04', 'dh09', 'dh10', 'dh11']</text:p>
          </table:table-cell>
          <table:table-cell office:value-type="string" calcext:value-type="string">
            <text:p>['ap03', 'ap05', 'ap06', 'ap07', 'dh01', 'dh03', 'dh04', 'dh06', 'dh08', 'dh09']</text:p>
          </table:table-cell>
          <table:table-cell office:value-type="string" calcext:value-type="string">
            <text:p>['ap04', 'ap06', 'ap07', 'dh01', 'dh02', 'dh03', 'dh05', 'dh06', 'dh07', 'dh08']</text:p>
          </table:table-cell>
          <table:table-cell office:value-type="string" calcext:value-type="string">
            <text:p>['ap03', 'ap04', 'ap05', 'ap07', 'dh01', 'dh04', 'dh05', 'dh07', 'dh09', 'dh10']</text:p>
          </table:table-cell>
          <table:table-cell office:value-type="string" calcext:value-type="string">
            <text:p>['ap01', 'ap03', 'ap04', 'ap05', 'ap06', 'ap07', 'dh01', 'dh05', 'dh07', 'dh08']</text:p>
          </table:table-cell>
          <table:table-cell office:value-type="string" calcext:value-type="string">
            <text:p>['ap01', 'ap03', 'ap04', 'ap05', 'ap06', 'dh03', 'dh05', 'dh06', 'dh07', 'dh11']</text:p>
          </table:table-cell>
          <table:table-cell office:value-type="string" calcext:value-type="string">
            <text:p>['ap01', 'ap03', 'ap05', 'ap06', 'dh02', 'dh03', 'dh05', 'dh08', 'dh10', 'dh11']</text:p>
          </table:table-cell>
          <table:table-cell office:value-type="string" calcext:value-type="string">
            <text:p>['ap01', 'ap03', 'ap04', 'ap05', 'ap07', 'dh01', 'dh03', 'dh04', 'dh06', 'dh07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3', 'ap04', 'ap07', 'dh02', 'dh03', 'dh04', 'dh05', 'dh07', 'dh09', 'dh10', 'dh11']</text:p>
          </table:table-cell>
          <table:table-cell office:value-type="string" calcext:value-type="string">
            <text:p>['ap01', 'ap03', 'ap04', 'ap06', 'ap07', 'dh01', 'dh04', 'dh05', 'dh07', 'dh08', 'dh10']</text:p>
          </table:table-cell>
          <table:table-cell office:value-type="string" calcext:value-type="string">
            <text:p>['ap01', 'ap03', 'ap04', 'ap05', 'ap06', 'ap07', 'dh01', 'dh05', 'dh06', 'dh07', 'dh09']</text:p>
          </table:table-cell>
          <table:table-cell office:value-type="string" calcext:value-type="string">
            <text:p>['ap01', 'ap04', 'ap07', 'dh01', 'dh02', 'dh05', 'dh06', 'dh08', 'dh09', 'dh10', 'dh11']</text:p>
          </table:table-cell>
          <table:table-cell office:value-type="string" calcext:value-type="string">
            <text:p>['ap03', 'ap07', 'dh01', 'dh02', 'dh03', 'dh04', 'dh05', 'dh06', 'dh07', 'dh08', 'dh11']</text:p>
          </table:table-cell>
          <table:table-cell office:value-type="string" calcext:value-type="string">
            <text:p>['ap01', 'ap04', 'ap06', 'ap07', 'dh01', 'dh03', 'dh04', 'dh05', 'dh06', 'dh10', 'dh11']</text:p>
          </table:table-cell>
          <table:table-cell office:value-type="string" calcext:value-type="string">
            <text:p>['ap01', 'ap03', 'ap04', 'ap05', 'ap06', 'dh02', 'dh03', 'dh04', 'dh05', 'dh10', 'dh11']</text:p>
          </table:table-cell>
          <table:table-cell office:value-type="string" calcext:value-type="string">
            <text:p>['ap01', 'ap03', 'ap06', 'dh01', 'dh02', 'dh04', 'dh05', 'dh06', 'dh07', 'dh08', 'dh11']</text:p>
          </table:table-cell>
          <table:table-cell office:value-type="string" calcext:value-type="string">
            <text:p>['ap03', 'ap05', 'ap06', 'dh01', 'dh02', 'dh03', 'dh05', 'dh07', 'dh09', 'dh10', 'dh11']</text:p>
          </table:table-cell>
          <table:table-cell office:value-type="string" calcext:value-type="string">
            <text:p>['ap01', 'ap03', 'ap04', 'ap05', 'ap06', 'ap07', 'dh01', 'dh03', 'dh06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4', 'ap05', 'ap06', 'ap07', 'dh03', 'dh05', 'dh06', 'dh07', 'dh08', 'dh09', 'dh11']</text:p>
          </table:table-cell>
          <table:table-cell office:value-type="string" calcext:value-type="string">
            <text:p>['ap03', 'ap04', 'ap05', 'ap06', 'ap07', 'dh01', 'dh03', 'dh07', 'dh08', 'dh09', 'dh10', 'dh11']</text:p>
          </table:table-cell>
          <table:table-cell office:value-type="string" calcext:value-type="string">
            <text:p>['ap01', 'ap03', 'ap06', 'dh01', 'dh03', 'dh04', 'dh05', 'dh06', 'dh07', 'dh09', 'dh10', 'dh11']</text:p>
          </table:table-cell>
          <table:table-cell office:value-type="string" calcext:value-type="string">
            <text:p>['ap01', 'ap06', 'ap07', 'dh01', 'dh02', 'dh03', 'dh04', 'dh06', 'dh07', 'dh08', 'dh09', 'dh10']</text:p>
          </table:table-cell>
          <table:table-cell office:value-type="string" calcext:value-type="string">
            <text:p>['ap01', 'ap03', 'ap04', 'ap05', 'ap07', 'dh01', 'dh03', 'dh04', 'dh06', 'dh07', 'dh08', 'dh10']</text:p>
          </table:table-cell>
          <table:table-cell office:value-type="string" calcext:value-type="string">
            <text:p>['ap01', 'ap03', 'ap06', 'ap07', 'dh02', 'dh03', 'dh05', 'dh06', 'dh08', 'dh09', 'dh10', 'dh11']</text:p>
          </table:table-cell>
          <table:table-cell office:value-type="string" calcext:value-type="string">
            <text:p>['ap01', 'ap04', 'ap05', 'ap06', 'dh01', 'dh02', 'dh03', 'dh04', 'dh06', 'dh07', 'dh10', 'dh11']</text:p>
          </table:table-cell>
          <table:table-cell office:value-type="string" calcext:value-type="string">
            <text:p>['ap05', 'ap06', 'ap07', 'dh01', 'dh02', 'dh03', 'dh04', 'dh05', 'dh06', 'dh07', 'dh10', 'dh11']</text:p>
          </table:table-cell>
          <table:table-cell office:value-type="string" calcext:value-type="string">
            <text:p>['ap03', 'ap05', 'ap06', 'ap07', 'dh01', 'dh03', 'dh04', 'dh05', 'dh06', 'dh08', 'dh09', 'dh11']</text:p>
          </table:table-cell>
          <table:table-cell office:value-type="string" calcext:value-type="string">
            <text:p>['ap01', 'ap03', 'ap04', 'ap06', 'dh01', 'dh02', 'dh03', 'dh04', 'dh05', 'dh06', 'dh08', 'dh09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5', 'ap06', 'dh01', 'dh02', 'dh04', 'dh06', 'dh07', 'dh09', 'dh10', 'dh11']</text:p>
          </table:table-cell>
          <table:table-cell office:value-type="string" calcext:value-type="string">
            <text:p>['ap01', 'ap03', 'ap04', 'ap07', 'dh01', 'dh02', 'dh03', 'dh04', 'dh05', 'dh06', 'dh08', 'dh10', 'dh11']</text:p>
          </table:table-cell>
          <table:table-cell office:value-type="string" calcext:value-type="string">
            <text:p>['ap01', 'ap03', 'ap06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5', 'dh06', 'dh09', 'dh10', 'dh11']</text:p>
          </table:table-cell>
          <table:table-cell office:value-type="string" calcext:value-type="string">
            <text:p>['ap01', 'ap03', 'ap04', 'ap05', 'ap06', 'ap07', 'dh01', 'dh02', 'dh03', 'dh04', 'dh06', 'dh08', 'dh11']</text:p>
          </table:table-cell>
          <table:table-cell office:value-type="string" calcext:value-type="string">
            <text:p>['ap01', 'ap04', 'ap06', 'ap07', 'dh01', 'dh02', 'dh03', 'dh06', 'dh07', 'dh08', 'dh09', 'dh10', 'dh11']</text:p>
          </table:table-cell>
          <table:table-cell office:value-type="string" calcext:value-type="string">
            <text:p>['ap01', 'ap03', 'ap04', 'ap07', 'dh01', 'dh02', 'dh03', 'dh04', 'dh05', 'dh06', 'dh07', 'dh08', 'dh09']</text:p>
          </table:table-cell>
          <table:table-cell office:value-type="string" calcext:value-type="string">
            <text:p>['ap01', 'ap03', 'ap06', 'dh01', 'dh02', 'dh03', 'dh04', 'dh06', 'dh07', 'dh08', 'dh09', 'dh10', 'dh11']</text:p>
          </table:table-cell>
          <table:table-cell office:value-type="string" calcext:value-type="string">
            <text:p>['ap01', 'ap04', 'ap05', 'ap06', 'ap07', 'dh01', 'dh02', 'dh03', 'dh04', 'dh05', 'dh07', 'dh08', 'dh09']</text:p>
          </table:table-cell>
          <table:table-cell office:value-type="string" calcext:value-type="string">
            <text:p>['ap01', 'ap04', 'ap06', 'ap07', 'dh01', 'dh02', 'dh04', 'dh05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1', 'dh03', 'dh05', 'dh06', 'dh07', 'dh08', 'dh10', 'dh11']</text:p>
          </table:table-cell>
          <table:table-cell office:value-type="string" calcext:value-type="string">
            <text:p>['ap01', 'ap03', 'ap05', 'ap06', 'ap07', 'dh01', 'dh02', 'dh03', 'dh04', 'dh06', 'dh07', 'dh08', 'dh10', 'dh11']</text:p>
          </table:table-cell>
          <table:table-cell office:value-type="string" calcext:value-type="string">
            <text:p>['ap04', 'ap05', 'ap06', 'ap07', 'dh01', 'dh02', 'dh03', 'dh05', 'dh06', 'dh07', 'dh08', 'dh09', 'dh10', 'dh11']</text:p>
          </table:table-cell>
          <table:table-cell office:value-type="string" calcext:value-type="string">
            <text:p>['ap04', 'ap05', 'ap06', 'ap07', 'dh01', 'dh02', 'dh04', 'dh05', 'dh06', 'dh07', 'dh08', 'dh09', 'dh10', 'dh11']</text:p>
          </table:table-cell>
          <table:table-cell office:value-type="string" calcext:value-type="string">
            <text:p>['ap01', 'ap03', 'ap05', 'ap06', 'ap07', 'dh01', 'dh02', 'dh04', 'dh05', 'dh06', 'dh07', 'dh08', 'dh10', 'dh11']</text:p>
          </table:table-cell>
          <table:table-cell office:value-type="string" calcext:value-type="string">
            <text:p>['ap01', 'ap03', 'ap04', 'ap05', 'ap07', 'dh01', 'dh02', 'dh04', 'dh06', 'dh07', 'dh08', 'dh09', 'dh10', 'dh11']</text:p>
          </table:table-cell>
          <table:table-cell office:value-type="string" calcext:value-type="string">
            <text:p>['ap01', 'ap03', 'ap05', 'ap06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4', 'dh06', 'dh07', 'dh08', 'dh09', 'dh10']</text:p>
          </table:table-cell>
          <table:table-cell office:value-type="string" calcext:value-type="string">
            <text:p>['ap01', 'ap03', 'ap04', 'ap06', 'ap07', 'dh01', 'dh02', 'dh03', 'dh04', 'dh05', 'dh06', 'dh08', 'dh09', 'dh11']</text:p>
          </table:table-cell>
          <table:table-cell office:value-type="string" calcext:value-type="string">
            <text:p>['ap03', 'ap04', 'ap05', 'ap06', 'ap07', 'dh01', 'dh03', 'dh04', 'dh05', 'dh06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3', 'dh04', 'dh06', 'dh07', 'dh08', 'dh09', 'dh11']</text:p>
          </table:table-cell>
          <table:table-cell office:value-type="string" calcext:value-type="string">
            <text:p>['ap01', 'ap03', 'ap04', 'ap05', 'ap06', 'ap07', 'dh01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7', 'dh08', 'dh09', 'dh10', 'dh11']</text:p>
          </table:table-cell>
          <table:table-cell office:value-type="string" calcext:value-type="string">
            <text:p>['ap01', 'ap03', 'ap04', 'ap05', 'ap06', 'ap07', 'dh02', 'dh03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8', 'dh09', 'dh10', 'dh11']</text:p>
          </table:table-cell>
          <table:table-cell office:value-type="string" calcext:value-type="string">
            <text:p>['ap01', 'ap03', 'ap04', 'ap05', 'ap07', 'dh01', 'dh03', 'dh04', 'dh05', 'dh06', 'dh07', 'dh08', 'dh09', 'dh10', 'dh11']</text:p>
          </table:table-cell>
          <table:table-cell office:value-type="string" calcext:value-type="string">
            <text:p>['ap01', 'ap03', 'ap04', 'ap05', 'ap06', 'dh01', 'dh02', 'dh03', 'dh04', 'dh05', 'dh07', 'dh08', 'dh09', 'dh10', 'dh11']</text:p>
          </table:table-cell>
          <table:table-cell office:value-type="string" calcext:value-type="string">
            <text:p>[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6', 'dh07', 'dh08', 'dh09', 'dh10', 'dh11']</text:p>
          </table:table-cell>
          <table:table-cell office:value-type="string" calcext:value-type="string">
            <text:p>['ap01', 'ap03', 'ap04', 'ap05', 'ap06', 'dh01', 'dh02', 'dh03', 'dh04', 'dh05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